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0.9016in"/>
    </style:style>
    <style:style style:name="co3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0.7654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1.0118in"/>
    </style:style>
    <style:style style:name="co8" style:family="table-column">
      <style:table-column-properties fo:break-before="auto" style:column-width="1.8453in"/>
    </style:style>
    <style:style style:name="co9" style:family="table-column">
      <style:table-column-properties fo:break-before="auto" style:column-width="2.0492in"/>
    </style:style>
    <style:style style:name="co10" style:family="table-column">
      <style:table-column-properties fo:break-before="auto" style:column-width="1.6665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3.478in"/>
    </style:style>
    <style:style style:name="co13" style:family="table-column">
      <style:table-column-properties fo:break-before="auto" style:column-width="1.0634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0.689in"/>
    </style:style>
    <style:style style:name="co16" style:family="table-column">
      <style:table-column-properties fo:break-before="auto" style:column-width="0.7736in"/>
    </style:style>
    <style:style style:name="co17" style:family="table-column">
      <style:table-column-properties fo:break-before="auto" style:column-width="1.1654in"/>
    </style:style>
    <style:style style:name="co18" style:family="table-column">
      <style:table-column-properties fo:break-before="auto" style:column-width="0.9272in"/>
    </style:style>
    <style:style style:name="co19" style:family="table-column">
      <style:table-column-properties fo:break-before="auto" style:column-width="1.0201in"/>
    </style:style>
    <style:style style:name="co20" style:family="table-column">
      <style:table-column-properties fo:break-before="auto" style:column-width="1.1819in"/>
    </style:style>
    <style:style style:name="co21" style:family="table-column">
      <style:table-column-properties fo:break-before="auto" style:column-width="0.7228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1.1984in"/>
    </style:style>
    <style:style style:name="co24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0.7311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1.3181in"/>
    </style:style>
    <style:style style:name="co28" style:family="table-column">
      <style:table-column-properties fo:break-before="auto" style:column-width="0.9409in"/>
    </style:style>
    <style:style style:name="co29" style:family="table-column">
      <style:table-column-properties fo:break-before="auto" style:column-width="0.820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2.3555in"/>
    </style:style>
    <style:style style:name="co32" style:family="table-column">
      <style:table-column-properties fo:break-before="auto" style:column-width="1.3102in"/>
    </style:style>
    <style:style style:name="co33" style:family="table-column">
      <style:table-column-properties fo:break-before="auto" style:column-width="2.4689in"/>
    </style:style>
    <style:style style:name="co34" style:family="table-column">
      <style:table-column-properties fo:break-before="auto" style:column-width="1.7929in"/>
    </style:style>
    <style:style style:name="co35" style:family="table-column">
      <style:table-column-properties fo:break-before="auto" style:column-width="2.372in"/>
    </style:style>
    <style:style style:name="co36" style:family="table-column">
      <style:table-column-properties fo:break-before="auto" style:column-width="2.1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maestro-yii-person">
      <style:table-properties table:display="true" style:writing-mode="lr-tb"/>
    </style:style>
    <style:style style:name="ta3" style:family="table" style:master-page-name="PageStyle_5f_oo7-res.users">
      <style:table-properties table:display="true" style:writing-mode="lr-tb"/>
    </style:style>
    <style:style style:name="ta4" style:family="table" style:master-page-name="PageStyle_5f_tryton-user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eece1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eeece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fo:border-bottom="0.0346in solid #000000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 style:data-style-name="N84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fo:background-color="#eeece1" style:diagonal-bl-tr="none" style:diagonal-tl-br="none" fo:border-left="0.0138in solid #000000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46in solid #000000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ackground-color="#c0c0c0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6" table:default-cell-style-name="ce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2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6" table:default-cell-style-name="ce11"/>
        <table:table-column table:style-name="co5" table:number-columns-repeated="227" table:default-cell-style-name="ce11"/>
        <table:table-row table:style-name="ro1">
          <table:table-cell table:style-name="ce1" office:value-type="string">
            <text:p>Status</text:p>
          </table:table-cell>
          <table:table-cell table:style-name="ce6" office:value-type="string">
            <text:p>PERSONAL</text:p>
          </table:table-cell>
          <table:table-cell table:style-name="ce13" table:number-columns-repeated="3"/>
          <table:table-cell table:style-name="ce26"/>
          <table:table-cell table:style-name="ce31" office:value-type="string">
            <text:p>AUTHENTICATION</text:p>
          </table:table-cell>
          <table:table-cell table:style-name="ce31"/>
          <table:table-cell table:style-name="ce13"/>
          <table:table-cell table:style-name="ce37"/>
          <table:table-cell table:style-name="ce26"/>
          <table:table-cell table:style-name="ce31" office:value-type="string">
            <text:p>EMPLOYER</text:p>
          </table:table-cell>
          <table:table-cell table:style-name="ce31" table:number-columns-repeated="11"/>
          <table:table-cell table:style-name="ce26"/>
          <table:table-cell table:style-name="ce67" office:value-type="string">
            <text:p>RESIDENCE</text:p>
          </table:table-cell>
          <table:table-cell table:style-name="ce31" table:number-columns-repeated="3"/>
          <table:table-cell table:style-name="ce26"/>
          <table:table-cell table:number-columns-repeated="227"/>
        </table:table-row>
        <table:table-row table:style-name="ro2">
          <table:table-cell table:style-name="ce2" office:value-type="string">
            <office:annotation draw:style-name="gr1" draw:text-style-name="P1" svg:width="1.5146in" svg:height="0.8252in" svg:x="1.0327in" svg:y="0.063in" draw:caption-point-x="-0.1894in" draw:caption-point-y="0.1185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7" office:value-type="string">
            <text:p>First Name</text:p>
          </table:table-cell>
          <table:table-cell table:style-name="ce14" office:value-type="string">
            <text:p>Last Name</text:p>
          </table:table-cell>
          <table:table-cell table:style-name="ce18" office:value-type="string">
            <text:p>Initials</text:p>
          </table:table-cell>
          <table:table-cell table:style-name="ce22" office:value-type="string">
            <text:p>Date of Birth</text:p>
          </table:table-cell>
          <table:table-cell table:style-name="ce27" office:value-type="string">
            <text:p>Email</text:p>
          </table:table-cell>
          <table:table-cell table:style-name="ce32" office:value-type="string">
            <text:p>Username</text:p>
          </table:table-cell>
          <table:table-cell table:style-name="ce36" office:value-type="string">
            <text:p>Password</text:p>
          </table:table-cell>
          <table:table-cell table:style-name="ce15" office:value-type="string">
            <text:p>Profile1</text:p>
          </table:table-cell>
          <table:table-cell table:style-name="ce38" office:value-type="string">
            <text:p>ProfileNum</text:p>
          </table:table-cell>
          <table:table-cell table:style-name="ce41" office:value-type="string">
            <text:p>ProfileName</text:p>
          </table:table-cell>
          <table:table-cell table:style-name="ce44" office:value-type="string">
            <text:p>Company</text:p>
          </table:table-cell>
          <table:table-cell table:style-name="ce32" office:value-type="string">
            <text:p>Title</text:p>
          </table:table-cell>
          <table:table-cell table:style-name="ce49" office:value-type="string">
            <text:p>Function Level</text:p>
          </table:table-cell>
          <table:table-cell table:style-name="ce49" office:value-type="string">
            <text:p>Department</text:p>
          </table:table-cell>
          <table:table-cell table:style-name="ce49" office:value-type="string">
            <text:p>Role</text:p>
          </table:table-cell>
          <table:table-cell table:style-name="ce49" office:value-type="string">
            <text:p>Supervisor</text:p>
          </table:table-cell>
          <table:table-cell table:style-name="ce54" office:value-type="string">
            <text:p>Work Address1</text:p>
          </table:table-cell>
          <table:table-cell table:style-name="ce58" office:value-type="string">
            <text:p>Work City</text:p>
          </table:table-cell>
          <table:table-cell table:style-name="ce58" office:value-type="string">
            <text:p>Work State</text:p>
          </table:table-cell>
          <table:table-cell table:style-name="ce59" office:value-type="string">
            <text:p>Work PostalCode</text:p>
          </table:table-cell>
          <table:table-cell table:style-name="ce58" office:value-type="string">
            <text:p>Work Country</text:p>
          </table:table-cell>
          <table:table-cell table:style-name="ce54" office:value-type="string">
            <text:p>Work Phone</text:p>
          </table:table-cell>
          <table:table-cell table:style-name="ce63" office:value-type="string">
            <text:p>Work Fax</text:p>
          </table:table-cell>
          <table:table-cell table:style-name="ce68" office:value-type="string">
            <text:p>Home Address1</text:p>
          </table:table-cell>
          <table:table-cell table:style-name="ce71" office:value-type="string">
            <text:p>Home City</text:p>
          </table:table-cell>
          <table:table-cell table:style-name="ce58" office:value-type="string">
            <text:p>Home State</text:p>
          </table:table-cell>
          <table:table-cell table:style-name="ce59" office:value-type="string">
            <text:p>Home PostalCode</text:p>
          </table:table-cell>
          <table:table-cell table:style-name="ce74" office:value-type="string">
            <text:p>Home Country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Barcoe</text:p>
          </table:table-cell>
          <table:table-cell table:style-name="ce15" office:value-type="string">
            <text:p>Jenks</text:p>
          </table:table-cell>
          <table:table-cell table:style-name="ce19" table:formula="of:=CONCATENATE(LEFT([.B3]);LEFT([.C3]))" office:value-type="string" office:string-value="BJ">
            <text:p>BJ</text:p>
          </table:table-cell>
          <table:table-cell table:style-name="ce23" office:value-type="date" office:date-value="1959-01-01">
            <text:p>1959-01-01</text:p>
          </table:table-cell>
          <table:table-cell table:style-name="ce28" table:formula="of:=CONCATENATE([.G3];&quot;@&quot;;[.$C$26])" office:value-type="string" office:string-value="bjenks@whizzer.local">
            <text:p>bjenks@whizzer.local</text:p>
          </table:table-cell>
          <table:table-cell table:style-name="ce33" office:value-type="string">
            <text:p>bjenks</text:p>
          </table:table-cell>
          <table:table-cell table:style-name="ce15" office:value-type="string">
            <text:p>appleton</text:p>
          </table:table-cell>
          <table:table-cell table:style-name="ce15" office:value-type="string">
            <text:p>Team Member</text:p>
          </table:table-cell>
          <table:table-cell table:style-name="ce38" office:value-type="float" office:value="2">
            <text:p>2</text:p>
          </table:table-cell>
          <table:table-cell table:style-name="ce41" office:value-type="string">
            <text:p>grpEng</text:p>
          </table:table-cell>
          <table:table-cell table:style-name="ce45" office:value-type="string">
            <text:p>Swift Construction Company</text:p>
          </table:table-cell>
          <table:table-cell table:style-name="ce47" office:value-type="string">
            <text:p>Electronics Engineer</text:p>
          </table:table-cell>
          <table:table-cell table:style-name="ce50" office:value-type="string">
            <text:p>Professional Technical 08</text:p>
          </table:table-cell>
          <table:table-cell table:style-name="ce50" office:value-type="string">
            <text:p>Engineering</text:p>
          </table:table-cell>
          <table:table-cell table:style-name="ce50" office:value-type="string">
            <text:p>Specifies electronics parts and BOMs, and suppliers</text:p>
          </table:table-cell>
          <table:table-cell table:style-name="ce50" office:value-type="string">
            <text:p>Tom Swift</text:p>
          </table:table-cell>
          <table:table-cell table:style-name="ce55" office:value-type="string">
            <text:p>1 Swift Way</text:p>
          </table:table-cell>
          <table:table-cell table:style-name="ce38" office:value-type="string">
            <text:p>Shopton</text:p>
          </table:table-cell>
          <table:table-cell table:style-name="ce38" office:value-type="string">
            <text:p>NY</text:p>
          </table:table-cell>
          <table:table-cell table:style-name="ce60" office:value-type="float" office:value="13054">
            <text:p>13054</text:p>
          </table:table-cell>
          <table:table-cell table:style-name="ce38" office:value-type="string">
            <text:p>USA</text:p>
          </table:table-cell>
          <table:table-cell table:style-name="ce55" office:value-type="string">
            <text:p>1-315-123-4567</text:p>
          </table:table-cell>
          <table:table-cell table:style-name="ce64" office:value-type="string">
            <text:p>1-315-123-4568</text:p>
          </table:table-cell>
          <table:table-cell table:style-name="ce69" office:value-type="string">
            <text:p>#1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Barton</text:p>
          </table:table-cell>
          <table:table-cell table:style-name="ce16" office:value-type="string">
            <text:p>Swift</text:p>
          </table:table-cell>
          <table:table-cell table:style-name="ce20" table:formula="of:=CONCATENATE(LEFT([.B4]);LEFT([.C4]))" office:value-type="string" office:string-value="BS">
            <text:p>BS</text:p>
          </table:table-cell>
          <table:table-cell table:style-name="ce24" office:value-type="date" office:date-value="1939-02-01">
            <text:p>1939-02-01</text:p>
          </table:table-cell>
          <table:table-cell table:style-name="ce29" table:formula="of:=CONCATENATE([.G4];&quot;@&quot;;[.$C$26])" office:value-type="string" office:string-value="bswift@whizzer.local">
            <text:p>bswift@whizzer.local</text:p>
          </table:table-cell>
          <table:table-cell table:style-name="ce34" office:value-type="string">
            <text:p>bswift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President</text:p>
          </table:table-cell>
          <table:table-cell table:style-name="ce51" office:value-type="string">
            <text:p>Management 13</text:p>
          </table:table-cell>
          <table:table-cell table:style-name="ce51" office:value-type="string">
            <text:p>Management</text:p>
          </table:table-cell>
          <table:table-cell table:style-name="ce53" office:value-type="string">
            <text:p>Manager</text:p>
          </table:table-cell>
          <table:table-cell table:style-name="ce53"/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2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Bub</text:p>
          </table:table-cell>
          <table:table-cell table:style-name="ce16" office:value-type="string">
            <text:p>Armstrong</text:p>
          </table:table-cell>
          <table:table-cell table:style-name="ce20" table:formula="of:=CONCATENATE(LEFT([.B5]);LEFT([.C5]))" office:value-type="string" office:string-value="BA">
            <text:p>BA</text:p>
          </table:table-cell>
          <table:table-cell table:style-name="ce24" office:value-type="date" office:date-value="1959-03-01">
            <text:p>1959-03-01</text:p>
          </table:table-cell>
          <table:table-cell table:style-name="ce29" table:formula="of:=CONCATENATE([.G5];&quot;@&quot;;[.$C$26])" office:value-type="string" office:string-value="barmstrong@whizzer.local">
            <text:p>barmstrong@whizzer.local</text:p>
          </table:table-cell>
          <table:table-cell table:style-name="ce34" office:value-type="string">
            <text:p>barmstrong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2">
            <text:p>2</text:p>
          </table:table-cell>
          <table:table-cell table:style-name="ce42" office:value-type="string">
            <text:p>grpEng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Mechanical Engineer</text:p>
          </table:table-cell>
          <table:table-cell table:style-name="ce51" office:value-type="string">
            <text:p>Professional Technical 09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Specifies mechanical parts and BOMs, and suppliers</text:p>
          </table:table-cell>
          <table:table-cell table:style-name="ce53" office:value-type="string">
            <text:p>Tom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3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Frank</text:p>
          </table:table-cell>
          <table:table-cell table:style-name="ce16" office:value-type="string">
            <text:p>Mason</text:p>
          </table:table-cell>
          <table:table-cell table:style-name="ce20" table:formula="of:=CONCATENATE(LEFT([.B6]);LEFT([.C6]))" office:value-type="string" office:string-value="FM">
            <text:p>FM</text:p>
          </table:table-cell>
          <table:table-cell table:style-name="ce24" office:value-type="date" office:date-value="1959-04-01">
            <text:p>1959-04-01</text:p>
          </table:table-cell>
          <table:table-cell table:style-name="ce29" table:formula="of:=CONCATENATE([.G6];&quot;@&quot;;[.$C$26])" office:value-type="string" office:string-value="fmason@whizzer.local">
            <text:p>fmason@whizzer.local</text:p>
          </table:table-cell>
          <table:table-cell table:style-name="ce34" office:value-type="string">
            <text:p>fmas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2">
            <text:p>2</text:p>
          </table:table-cell>
          <table:table-cell table:style-name="ce42" office:value-type="string">
            <text:p>grpEng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Engineering Project Coordinator</text:p>
          </table:table-cell>
          <table:table-cell table:style-name="ce51" office:value-type="string">
            <text:p>Professional Technical 09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Specifies misc parts and BOMs, and suppliers (e.g., mktg, manuals, etc.)</text:p>
          </table:table-cell>
          <table:table-cell table:style-name="ce53" office:value-type="string">
            <text:p>Tom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4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Garret</text:p>
          </table:table-cell>
          <table:table-cell table:style-name="ce16" office:value-type="string">
            <text:p>Jackson</text:p>
          </table:table-cell>
          <table:table-cell table:style-name="ce20" table:formula="of:=CONCATENATE(LEFT([.B7]);LEFT([.C7]))" office:value-type="string" office:string-value="GJ">
            <text:p>GJ</text:p>
          </table:table-cell>
          <table:table-cell table:style-name="ce24" office:value-type="date" office:date-value="1959-05-01">
            <text:p>1959-05-01</text:p>
          </table:table-cell>
          <table:table-cell table:style-name="ce29" table:formula="of:=CONCATENATE([.G7];&quot;@&quot;;[.$C$26])" office:value-type="string" office:string-value="gjackson@whizzer.local">
            <text:p>gjackson@whizzer.local</text:p>
          </table:table-cell>
          <table:table-cell table:style-name="ce34" office:value-type="string">
            <text:p>gjacks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3">
            <text:p>3</text:p>
          </table:table-cell>
          <table:table-cell table:style-name="ce42" office:value-type="string">
            <text:p>grpMfgBuild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Production Planner</text:p>
          </table:table-cell>
          <table:table-cell table:style-name="ce51" office:value-type="string">
            <text:p>Management 06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Plans and manages builds, issues material, sets overkit and minimum stocking level quantities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5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Hank</text:p>
          </table:table-cell>
          <table:table-cell table:style-name="ce16" office:value-type="string">
            <text:p>Baldwin</text:p>
          </table:table-cell>
          <table:table-cell table:style-name="ce20" table:formula="of:=CONCATENATE(LEFT([.B8]);LEFT([.C8]))" office:value-type="string" office:string-value="HB">
            <text:p>HB</text:p>
          </table:table-cell>
          <table:table-cell table:style-name="ce24" office:value-type="date" office:date-value="1959-06-01">
            <text:p>1959-06-01</text:p>
          </table:table-cell>
          <table:table-cell table:style-name="ce29" table:formula="of:=CONCATENATE([.G8];&quot;@&quot;;[.$C$26])" office:value-type="string" office:string-value="hbaldwin@whizzer.local">
            <text:p>hbaldwin@whizzer.local</text:p>
          </table:table-cell>
          <table:table-cell table:style-name="ce34" office:value-type="string">
            <text:p>hbaldwi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Lead Hand</text:p>
          </table:table-cell>
          <table:table-cell table:style-name="ce51" office:value-type="string">
            <text:p>Production 05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Assembles product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6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Helen</text:p>
          </table:table-cell>
          <table:table-cell table:style-name="ce16" office:value-type="string">
            <text:p>Randall</text:p>
          </table:table-cell>
          <table:table-cell table:style-name="ce20" table:formula="of:=CONCATENATE(LEFT([.B9]);LEFT([.C9]))" office:value-type="string" office:string-value="HR">
            <text:p>HR</text:p>
          </table:table-cell>
          <table:table-cell table:style-name="ce24" office:value-type="date" office:date-value="1959-07-01">
            <text:p>1959-07-01</text:p>
          </table:table-cell>
          <table:table-cell table:style-name="ce29" table:formula="of:=CONCATENATE([.G9];&quot;@&quot;;[.$C$26])" office:value-type="string" office:string-value="hrandall@whizzer.local">
            <text:p>hrandall@whizzer.local</text:p>
          </table:table-cell>
          <table:table-cell table:style-name="ce34" office:value-type="string">
            <text:p>hrandall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4">
            <text:p>4</text:p>
          </table:table-cell>
          <table:table-cell table:style-name="ce42" office:value-type="string">
            <text:p>grpFinance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AP Clerk</text:p>
          </table:table-cell>
          <table:table-cell table:style-name="ce51" office:value-type="string">
            <text:p>Clerical 02</text:p>
          </table:table-cell>
          <table:table-cell table:style-name="ce51" office:value-type="string">
            <text:p>Finance</text:p>
          </table:table-cell>
          <table:table-cell table:style-name="ce53" office:value-type="string">
            <text:p>Maintains appropriate financial data for PO's (date closed) and Vendors (account info)</text:p>
          </table:table-cell>
          <table:table-cell table:style-name="ce53" office:value-type="string">
            <text:p>Ned Newton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7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Jacab</text:p>
          </table:table-cell>
          <table:table-cell table:style-name="ce16" office:value-type="string">
            <text:p>Wood</text:p>
          </table:table-cell>
          <table:table-cell table:style-name="ce20" table:formula="of:=CONCATENATE(LEFT([.B10]);LEFT([.C10]))" office:value-type="string" office:string-value="JW">
            <text:p>JW</text:p>
          </table:table-cell>
          <table:table-cell table:style-name="ce24" office:value-type="date" office:date-value="1959-08-01">
            <text:p>1959-08-01</text:p>
          </table:table-cell>
          <table:table-cell table:style-name="ce29" table:formula="of:=CONCATENATE([.G10];&quot;@&quot;;[.$C$26])" office:value-type="string" office:string-value="jwood@whizzer.local">
            <text:p>jwood@whizzer.local</text:p>
          </table:table-cell>
          <table:table-cell table:style-name="ce34" office:value-type="string">
            <text:p>jwood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5">
            <text:p>5</text:p>
          </table:table-cell>
          <table:table-cell table:style-name="ce42" office:value-type="string">
            <text:p>grpSales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Sales Agent</text:p>
          </table:table-cell>
          <table:table-cell table:style-name="ce51" office:value-type="string">
            <text:p>Sales &amp; Marketing 07</text:p>
          </table:table-cell>
          <table:table-cell table:style-name="ce51" office:value-type="string">
            <text:p>Sales &amp; Marketing</text:p>
          </table:table-cell>
          <table:table-cell table:style-name="ce53"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table:style-name="ce53" office:value-type="string">
            <text:p>James Period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8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James</text:p>
          </table:table-cell>
          <table:table-cell table:style-name="ce16" office:value-type="string">
            <text:p>Period</text:p>
          </table:table-cell>
          <table:table-cell table:style-name="ce20" table:formula="of:=CONCATENATE(LEFT([.B11]);LEFT([.C11]))" office:value-type="string" office:string-value="JP">
            <text:p>JP</text:p>
          </table:table-cell>
          <table:table-cell table:style-name="ce24" office:value-type="date" office:date-value="1959-09-01">
            <text:p>1959-09-01</text:p>
          </table:table-cell>
          <table:table-cell table:style-name="ce29" table:formula="of:=CONCATENATE([.G11];&quot;@&quot;;[.$C$26])" office:value-type="string" office:string-value="jperiod@whizzer.local">
            <text:p>jperiod@whizzer.local</text:p>
          </table:table-cell>
          <table:table-cell table:style-name="ce34" office:value-type="string">
            <text:p>jperiod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Sales &amp; Marketing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Sales &amp; Marketing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9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Jennie</text:p>
          </table:table-cell>
          <table:table-cell table:style-name="ce16" office:value-type="string">
            <text:p>Haddon</text:p>
          </table:table-cell>
          <table:table-cell table:style-name="ce20" table:formula="of:=CONCATENATE(LEFT([.B12]);LEFT([.C12]))" office:value-type="string" office:string-value="JH">
            <text:p>JH</text:p>
          </table:table-cell>
          <table:table-cell table:style-name="ce24" office:value-type="date" office:date-value="1959-10-01">
            <text:p>1959-10-01</text:p>
          </table:table-cell>
          <table:table-cell table:style-name="ce29" table:formula="of:=CONCATENATE([.G12];&quot;@&quot;;[.$C$26])" office:value-type="string" office:string-value="jhaddon@whizzer.local">
            <text:p>jhaddon@whizzer.local</text:p>
          </table:table-cell>
          <table:table-cell table:style-name="ce34" office:value-type="string">
            <text:p>jhadd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6">
            <text:p>6</text:p>
          </table:table-cell>
          <table:table-cell table:style-name="ce42" office:value-type="string">
            <text:p>grpPurchRcv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Buyer</text:p>
          </table:table-cell>
          <table:table-cell table:style-name="ce51" office:value-type="string">
            <text:p>Clerical 03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Issues PO's and manages delivery of goods.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0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Jennie</text:p>
          </table:table-cell>
          <table:table-cell table:style-name="ce16" office:value-type="string">
            <text:p>Morse</text:p>
          </table:table-cell>
          <table:table-cell table:style-name="ce20" table:formula="of:=CONCATENATE(LEFT([.B13]);LEFT([.C13]))" office:value-type="string" office:string-value="JM">
            <text:p>JM</text:p>
          </table:table-cell>
          <table:table-cell table:style-name="ce24" office:value-type="date" office:date-value="1959-11-01">
            <text:p>1959-11-01</text:p>
          </table:table-cell>
          <table:table-cell table:style-name="ce29" table:formula="of:=CONCATENATE([.G13];&quot;@&quot;;[.$C$26])" office:value-type="string" office:string-value="jmorse@whizzer.local">
            <text:p>jmorse@whizzer.local</text:p>
          </table:table-cell>
          <table:table-cell table:style-name="ce34" office:value-type="string">
            <text:p>jmorse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4">
            <text:p>4</text:p>
          </table:table-cell>
          <table:table-cell table:style-name="ce42" office:value-type="string">
            <text:p>grpFinance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AR Clerk</text:p>
          </table:table-cell>
          <table:table-cell table:style-name="ce51" office:value-type="string">
            <text:p>Clerical 04</text:p>
          </table:table-cell>
          <table:table-cell table:style-name="ce51" office:value-type="string">
            <text:p>Finance</text:p>
          </table:table-cell>
          <table:table-cell table:style-name="ce53" office:value-type="string">
            <text:p>Maintains appropriate financial data for Customers (account info) and Jobs <text:s/>(invoiced date, completed date)</text:p>
          </table:table-cell>
          <table:table-cell table:style-name="ce53" office:value-type="string">
            <text:p>Ned Newton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1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John</text:p>
          </table:table-cell>
          <table:table-cell table:style-name="ce16" office:value-type="string">
            <text:p>Sharp</text:p>
          </table:table-cell>
          <table:table-cell table:style-name="ce20" table:formula="of:=CONCATENATE(LEFT([.B14]);LEFT([.C14]))" office:value-type="string" office:string-value="JS">
            <text:p>JS</text:p>
          </table:table-cell>
          <table:table-cell table:style-name="ce24" office:value-type="date" office:date-value="1959-12-01">
            <text:p>1959-12-01</text:p>
          </table:table-cell>
          <table:table-cell table:style-name="ce29" table:formula="of:=CONCATENATE([.G14];&quot;@&quot;;[.$C$26])" office:value-type="string" office:string-value="jsharp@whizzer.local">
            <text:p>jsharp@whizzer.local</text:p>
          </table:table-cell>
          <table:table-cell table:style-name="ce34" office:value-type="string">
            <text:p>jsharp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Prod Mgmt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Product Management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2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Martha</text:p>
          </table:table-cell>
          <table:table-cell table:style-name="ce16" office:value-type="string">
            <text:p>Baggert</text:p>
          </table:table-cell>
          <table:table-cell table:style-name="ce20" table:formula="of:=CONCATENATE(LEFT([.B15]);LEFT([.C15]))" office:value-type="string" office:string-value="MB">
            <text:p>MB</text:p>
          </table:table-cell>
          <table:table-cell table:style-name="ce24" office:value-type="date" office:date-value="1935-01-01">
            <text:p>1935-01-01</text:p>
          </table:table-cell>
          <table:table-cell table:style-name="ce29" table:formula="of:=CONCATENATE([.G15];&quot;@&quot;;[.$C$26])" office:value-type="string" office:string-value="mbaggert@whizzer.local">
            <text:p>mbaggert@whizzer.local</text:p>
          </table:table-cell>
          <table:table-cell table:style-name="ce34" office:value-type="string">
            <text:p>mbaggert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Human Resources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Human Resources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3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Mary</text:p>
          </table:table-cell>
          <table:table-cell table:style-name="ce16" office:value-type="string">
            <text:p>Nestor</text:p>
          </table:table-cell>
          <table:table-cell table:style-name="ce20" table:formula="of:=CONCATENATE(LEFT([.B16]);LEFT([.C16]))" office:value-type="string" office:string-value="MN">
            <text:p>MN</text:p>
          </table:table-cell>
          <table:table-cell table:style-name="ce24" office:value-type="date" office:date-value="1965-03-14">
            <text:p>1965-03-14</text:p>
          </table:table-cell>
          <table:table-cell table:style-name="ce29" table:formula="of:=CONCATENATE([.G16];&quot;@&quot;;[.$C$26])" office:value-type="string" office:string-value="mnestor@whizzer.local">
            <text:p>mnestor@whizzer.local</text:p>
          </table:table-cell>
          <table:table-cell table:style-name="ce34" office:value-type="string">
            <text:p>mnestor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Sysadmin</text:p>
          </table:table-cell>
          <table:table-cell table:style-name="ce39" office:value-type="float" office:value="0">
            <text:p>0</text:p>
          </table:table-cell>
          <table:table-cell table:style-name="ce42" office:value-type="string">
            <text:p>PVAdmin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MIS-IT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MIS/IT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4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Minnie</text:p>
          </table:table-cell>
          <table:table-cell table:style-name="ce16" office:value-type="string">
            <text:p>Blair</text:p>
          </table:table-cell>
          <table:table-cell table:style-name="ce20" table:formula="of:=CONCATENATE(LEFT([.B17]);LEFT([.C17]))" office:value-type="string" office:string-value="MB">
            <text:p>MB</text:p>
          </table:table-cell>
          <table:table-cell table:style-name="ce24" office:value-type="date" office:date-value="1960-03-01">
            <text:p>1960-03-01</text:p>
          </table:table-cell>
          <table:table-cell table:style-name="ce29" table:formula="of:=CONCATENATE([.G17];&quot;@&quot;;[.$C$26])" office:value-type="string" office:string-value="mblair@whizzer.local">
            <text:p>mblair@whizzer.local</text:p>
          </table:table-cell>
          <table:table-cell table:style-name="ce34" office:value-type="string">
            <text:p>mblair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2">
            <text:p>2</text:p>
          </table:table-cell>
          <table:table-cell table:style-name="ce42" office:value-type="string">
            <text:p>grpEng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Software Engineer</text:p>
          </table:table-cell>
          <table:table-cell table:style-name="ce51" office:value-type="string">
            <text:p>Professional Technical 09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Specifies software as supporting document to electronics hardware assembly. Submits software files to the document repository.</text:p>
          </table:table-cell>
          <table:table-cell table:style-name="ce53" office:value-type="string">
            <text:p>Tom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5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Miquel</text:p>
          </table:table-cell>
          <table:table-cell table:style-name="ce16" office:value-type="string">
            <text:p>DeLazes</text:p>
          </table:table-cell>
          <table:table-cell table:style-name="ce20" table:formula="of:=CONCATENATE(LEFT([.B18]);LEFT([.C18]))" office:value-type="string" office:string-value="MD">
            <text:p>MD</text:p>
          </table:table-cell>
          <table:table-cell table:style-name="ce24" office:value-type="date" office:date-value="1960-04-01">
            <text:p>1960-04-01</text:p>
          </table:table-cell>
          <table:table-cell table:style-name="ce29" table:formula="of:=CONCATENATE([.G18];&quot;@&quot;;[.$C$26])" office:value-type="string" office:string-value="mdelazes@whizzer.local">
            <text:p>mdelazes@whizzer.local</text:p>
          </table:table-cell>
          <table:table-cell table:style-name="ce34" office:value-type="string">
            <text:p>mdelazes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7">
            <text:p>7</text:p>
          </table:table-cell>
          <table:table-cell table:style-name="ce42" office:value-type="string">
            <text:p>grpRelCtrl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Manufacturing</text:p>
          </table:table-cell>
          <table:table-cell table:style-name="ce51" office:value-type="string">
            <text:p>Management 09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6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Ned</text:p>
          </table:table-cell>
          <table:table-cell table:style-name="ce16" office:value-type="string">
            <text:p>Newton</text:p>
          </table:table-cell>
          <table:table-cell table:style-name="ce20" table:formula="of:=CONCATENATE(LEFT([.B19]);LEFT([.C19]))" office:value-type="string" office:string-value="NN">
            <text:p>NN</text:p>
          </table:table-cell>
          <table:table-cell table:style-name="ce24" office:value-type="date" office:date-value="1960-05-01">
            <text:p>1960-05-01</text:p>
          </table:table-cell>
          <table:table-cell table:style-name="ce29" table:formula="of:=CONCATENATE([.G19];&quot;@&quot;;[.$C$26])" office:value-type="string" office:string-value="nnewton@whizzer.local">
            <text:p>nnewton@whizzer.local</text:p>
          </table:table-cell>
          <table:table-cell table:style-name="ce34" office:value-type="string">
            <text:p>nnewt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Chief Financial Officer</text:p>
          </table:table-cell>
          <table:table-cell table:style-name="ce51" office:value-type="string">
            <text:p>Management 11</text:p>
          </table:table-cell>
          <table:table-cell table:style-name="ce51" office:value-type="string">
            <text:p>Finance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7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Rad</text:p>
          </table:table-cell>
          <table:table-cell table:style-name="ce16" office:value-type="string">
            <text:p>Sampson</text:p>
          </table:table-cell>
          <table:table-cell table:style-name="ce20" table:formula="of:=CONCATENATE(LEFT([.B20]);LEFT([.C20]))" office:value-type="string" office:string-value="RS">
            <text:p>RS</text:p>
          </table:table-cell>
          <table:table-cell table:style-name="ce24" office:value-type="date" office:date-value="1937-06-01">
            <text:p>1937-06-01</text:p>
          </table:table-cell>
          <table:table-cell table:style-name="ce29" table:formula="of:=CONCATENATE([.G20];&quot;@&quot;;[.$C$26])" office:value-type="string" office:string-value="rsampson@whizzer.local">
            <text:p>rsampson@whizzer.local</text:p>
          </table:table-cell>
          <table:table-cell table:style-name="ce34" office:value-type="string">
            <text:p>rsamps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Quality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Quality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8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Sarah</text:p>
          </table:table-cell>
          <table:table-cell table:style-name="ce16" office:value-type="string">
            <text:p>Malloy</text:p>
          </table:table-cell>
          <table:table-cell table:style-name="ce20" table:formula="of:=CONCATENATE(LEFT([.B21]);LEFT([.C21]))" office:value-type="string" office:string-value="SM">
            <text:p>SM</text:p>
          </table:table-cell>
          <table:table-cell table:style-name="ce24" office:value-type="date" office:date-value="1960-07-01">
            <text:p>1960-07-01</text:p>
          </table:table-cell>
          <table:table-cell table:style-name="ce29" table:formula="of:=CONCATENATE([.G21];&quot;@&quot;;[.$C$26])" office:value-type="string" office:string-value="smalloy@whizzer.local">
            <text:p>smalloy@whizzer.local</text:p>
          </table:table-cell>
          <table:table-cell table:style-name="ce34" office:value-type="string">
            <text:p>smalloy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6">
            <text:p>6</text:p>
          </table:table-cell>
          <table:table-cell table:style-name="ce42" office:value-type="string">
            <text:p>grpPurchRcv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Receiver</text:p>
          </table:table-cell>
          <table:table-cell table:style-name="ce51" office:value-type="string">
            <text:p>Production 02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Receives goods into stock and assigns stock location.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9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Tom</text:p>
          </table:table-cell>
          <table:table-cell table:style-name="ce16" office:value-type="string">
            <text:p>Swift</text:p>
          </table:table-cell>
          <table:table-cell table:style-name="ce20" table:formula="of:=CONCATENATE(LEFT([.B22]);LEFT([.C22]))" office:value-type="string" office:string-value="TS">
            <text:p>TS</text:p>
          </table:table-cell>
          <table:table-cell table:style-name="ce24" office:value-type="date" office:date-value="1959-11-25">
            <text:p>1959-11-25</text:p>
          </table:table-cell>
          <table:table-cell table:style-name="ce29" table:formula="of:=CONCATENATE([.G22];&quot;@&quot;;[.$C$26])" office:value-type="string" office:string-value="tswift@whizzer.local">
            <text:p>tswift@whizzer.local</text:p>
          </table:table-cell>
          <table:table-cell table:style-name="ce34" office:value-type="string">
            <text:p>tswift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Engineering</text:p>
          </table:table-cell>
          <table:table-cell table:style-name="ce51" office:value-type="string">
            <text:p>Management 12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20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Wakefield</text:p>
          </table:table-cell>
          <table:table-cell table:style-name="ce16" office:value-type="string">
            <text:p>Damon</text:p>
          </table:table-cell>
          <table:table-cell table:style-name="ce20" table:formula="of:=CONCATENATE(LEFT([.B23]);LEFT([.C23]))" office:value-type="string" office:string-value="WD">
            <text:p>WD</text:p>
          </table:table-cell>
          <table:table-cell table:style-name="ce24" office:value-type="date" office:date-value="1960-09-01">
            <text:p>1960-09-01</text:p>
          </table:table-cell>
          <table:table-cell table:style-name="ce29" table:formula="of:=CONCATENATE([.G23];&quot;@&quot;;[.$C$26])" office:value-type="string" office:string-value="wdamon@whizzer.local">
            <text:p>wdamon@whizzer.local</text:p>
          </table:table-cell>
          <table:table-cell table:style-name="ce34" office:value-type="string">
            <text:p>wdam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Technical Writer</text:p>
          </table:table-cell>
          <table:table-cell table:style-name="ce51" office:value-type="string">
            <text:p>Technical 07</text:p>
          </table:table-cell>
          <table:table-cell table:style-name="ce51" office:value-type="string">
            <text:p>Product Management</text:p>
          </table:table-cell>
          <table:table-cell table:style-name="ce53" office:value-type="string">
            <text:p>Provides documents to Eng Prj Coordinator, who updates parts &amp; BOMs. Submits documents to the document repository.</text:p>
          </table:table-cell>
          <table:table-cell table:style-name="ce53" office:value-type="string">
            <text:p>John Sharp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21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string">
            <text:p>William</text:p>
          </table:table-cell>
          <table:table-cell table:style-name="ce17" office:value-type="string">
            <text:p>Crawford</text:p>
          </table:table-cell>
          <table:table-cell table:style-name="ce21" table:formula="of:=CONCATENATE(LEFT([.B24]);LEFT([.C24]))" office:value-type="string" office:string-value="WC">
            <text:p>WC</text:p>
          </table:table-cell>
          <table:table-cell table:style-name="ce25" office:value-type="date" office:date-value="1960-10-01">
            <text:p>1960-10-01</text:p>
          </table:table-cell>
          <table:table-cell table:style-name="ce30" table:formula="of:=CONCATENATE([.G24];&quot;@&quot;;[.$C$26])" office:value-type="string" office:string-value="wcrawford@whizzer.local">
            <text:p>wcrawford@whizzer.local</text:p>
          </table:table-cell>
          <table:table-cell table:style-name="ce35" office:value-type="string">
            <text:p>wcrawford</text:p>
          </table:table-cell>
          <table:table-cell table:style-name="ce17" office:value-type="string">
            <text:p>appleton</text:p>
          </table:table-cell>
          <table:table-cell table:style-name="ce17" office:value-type="string">
            <text:p>Manager</text:p>
          </table:table-cell>
          <table:table-cell table:style-name="ce40" office:value-type="float" office:value="1">
            <text:p>1</text:p>
          </table:table-cell>
          <table:table-cell table:style-name="ce43" office:value-type="string">
            <text:p>grpView</text:p>
          </table:table-cell>
          <table:table-cell table:style-name="ce46" office:value-type="string">
            <text:p>Swift Construction Company</text:p>
          </table:table-cell>
          <table:table-cell table:style-name="ce48" office:value-type="string">
            <text:p>Director, Legal</text:p>
          </table:table-cell>
          <table:table-cell table:style-name="ce52" office:value-type="string">
            <text:p>Management 11</text:p>
          </table:table-cell>
          <table:table-cell table:style-name="ce52" office:value-type="string">
            <text:p>Legal</text:p>
          </table:table-cell>
          <table:table-cell table:style-name="ce52" office:value-type="string">
            <text:p>Manager</text:p>
          </table:table-cell>
          <table:table-cell table:style-name="ce52" office:value-type="string">
            <text:p>Barton Swift</text:p>
          </table:table-cell>
          <table:table-cell table:style-name="ce57" office:value-type="string">
            <text:p>1 Swift Way</text:p>
          </table:table-cell>
          <table:table-cell table:style-name="ce40" office:value-type="string">
            <text:p>Shopton</text:p>
          </table:table-cell>
          <table:table-cell table:style-name="ce40" office:value-type="string">
            <text:p>NY</text:p>
          </table:table-cell>
          <table:table-cell table:style-name="ce62" office:value-type="float" office:value="13054">
            <text:p>13054</text:p>
          </table:table-cell>
          <table:table-cell table:style-name="ce40" office:value-type="string">
            <text:p>USA</text:p>
          </table:table-cell>
          <table:table-cell table:style-name="ce57" office:value-type="string">
            <text:p>1-315-123-4567</text:p>
          </table:table-cell>
          <table:table-cell table:style-name="ce66" office:value-type="string">
            <text:p>1-315-123-4568</text:p>
          </table:table-cell>
          <table:table-cell table:style-name="ce70" office:value-type="string">
            <text:p>#22 - 2 Swift Way</text:p>
          </table:table-cell>
          <table:table-cell table:style-name="ce73" office:value-type="string">
            <text:p>Shopton</text:p>
          </table:table-cell>
          <table:table-cell table:style-name="ce40" office:value-type="string">
            <text:p>NY</text:p>
          </table:table-cell>
          <table:table-cell table:style-name="ce62" office:value-type="float" office:value="13054">
            <text:p>13054</text:p>
          </table:table-cell>
          <table:table-cell table:style-name="ce76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Mail domain:</text:p>
          </table:table-cell>
          <table:table-cell office:value-type="string">
            <text:p>whizzer.loca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2"/>
          <table:table-cell office:value-type="string">
            <text:p>DO NOT EDIT (calculated value)</text:p>
          </table:table-cell>
          <table:table-cell table:number-columns-repeated="253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aestro-yii-person" table:style-name="ta2" table:print-ranges="'maestro-yii-person'.A1:'maestro-yii-person'.H25">
        <office:forms form:automatic-focus="false" form:apply-design-mode="false"/>
        <table:table-column table:style-name="co2" table:default-cell-style-name="ce11"/>
        <table:table-column table:style-name="co2" table:number-columns-repeated="2" table:default-cell-style-name="ce5"/>
        <table:table-column table:style-name="co4" table:default-cell-style-name="ce11"/>
        <table:table-column table:style-name="co25" table:default-cell-style-name="ce11"/>
        <table:table-column table:style-name="co2" table:default-cell-style-name="ce11"/>
        <table:table-column table:style-name="co5" table:number-columns-repeated="250" table:default-cell-style-name="ce11"/>
        <table:table-row table:style-name="ro2">
          <table:table-cell table:style-name="ce36" office:value-type="string">
            <text:p>username</text:p>
          </table:table-cell>
          <table:table-cell table:style-name="ce58" office:value-type="string">
            <text:p>status</text:p>
          </table:table-cell>
          <table:table-cell table:style-name="ce58" office:value-type="string">
            <text:p>password</text:p>
          </table:table-cell>
          <table:table-cell table:style-name="ce36" office:value-type="string">
            <text:p>email</text:p>
          </table:table-cell>
          <table:table-cell table:style-name="ce58" office:value-type="string">
            <text:p>nick</text:p>
          </table:table-cell>
          <table:table-cell table:style-name="ce36" office:value-type="string">
            <text:p>lname</text:p>
          </table:table-cell>
          <table:table-cell table:style-name="ce36" office:value-type="string">
            <text:p>fname</text:p>
          </table:table-cell>
          <table:table-cell table:style-name="ce58" office:value-type="string">
            <text:p>initial</text:p>
          </table:table-cell>
          <table:table-cell table:style-name="ce58" office:value-type="string">
            <text:p>profile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admin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admin</text:p>
          </table:table-cell>
          <table:table-cell table:style-name="ce85" office:value-type="string">
            <text:p>admin@firefly.scc.loc</text:p>
          </table:table-cell>
          <table:table-cell table:style-name="ce81" office:value-type="string">
            <text:p>admin</text:p>
          </table:table-cell>
          <table:table-cell table:style-name="ce77" office:value-type="string">
            <text:p>Administrator</text:p>
          </table:table-cell>
          <table:table-cell table:style-name="ce77" office:value-type="string">
            <text:p>System</text:p>
          </table:table-cell>
          <table:table-cell table:style-name="ce81" office:value-type="string">
            <text:p>SA</text:p>
          </table:table-cell>
          <table:table-cell table:style-name="ce8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demo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demo</text:p>
          </table:table-cell>
          <table:table-cell table:style-name="ce85" office:value-type="string">
            <text:p>demo@firefly.scc.loc</text:p>
          </table:table-cell>
          <table:table-cell table:style-name="ce81" office:value-type="string">
            <text:p>demo</text:p>
          </table:table-cell>
          <table:table-cell table:style-name="ce77" office:value-type="string">
            <text:p>User</text:p>
          </table:table-cell>
          <table:table-cell table:style-name="ce77" office:value-type="string">
            <text:p>Demo</text:p>
          </table:table-cell>
          <table:table-cell table:style-name="ce81" office:value-type="string">
            <text:p>DU</text:p>
          </table:table-cell>
          <table:table-cell table:style-name="ce81"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style-name="ce78" table:formula="of:=[$master.G3]" office:value-type="string" office:string-value="bjenks">
            <text:p>bjenks</text:p>
          </table:table-cell>
          <table:table-cell table:style-name="ce82" table:formula="of:=[$master.A3]" office:value-type="float" office:value="1">
            <text:p>1</text:p>
          </table:table-cell>
          <table:table-cell table:style-name="ce82" table:formula="of:=[$master.H3]" office:value-type="string" office:string-value="appleton">
            <text:p>appleton</text:p>
          </table:table-cell>
          <table:table-cell table:style-name="ce86" table:formula="of:=[$master.F3]" office:value-type="string" office:string-value="bjenks@whizzer.local">
            <text:p>bjenks@whizzer.local</text:p>
          </table:table-cell>
          <table:table-cell table:style-name="ce82" table:formula="of:=CONCATENATE(LEFT([$master.B3]);LEFT([$master.C3]))" office:value-type="string" office:string-value="BJ">
            <text:p>BJ</text:p>
          </table:table-cell>
          <table:table-cell table:style-name="ce78" table:formula="of:=[$master.C3]" office:value-type="string" office:string-value="Jenks">
            <text:p>Jenks</text:p>
          </table:table-cell>
          <table:table-cell table:style-name="ce78" table:formula="of:=[$master.B3]" office:value-type="string" office:string-value="Barcoe">
            <text:p>Barcoe</text:p>
          </table:table-cell>
          <table:table-cell table:style-name="ce82" table:formula="of:=CONCATENATE(LEFT([.G4];1);LEFT([.F4];1))" office:value-type="string" office:string-value="BJ">
            <text:p>BJ</text:p>
          </table:table-cell>
          <table:table-cell table:style-name="ce82" table:formula="of:=[$master.J3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4]" office:value-type="string" office:string-value="bswift">
            <text:p>bswift</text:p>
          </table:table-cell>
          <table:table-cell table:style-name="ce82" table:formula="of:=[$master.A4]" office:value-type="float" office:value="1">
            <text:p>1</text:p>
          </table:table-cell>
          <table:table-cell table:style-name="ce82" table:formula="of:=[$master.H4]" office:value-type="string" office:string-value="appleton">
            <text:p>appleton</text:p>
          </table:table-cell>
          <table:table-cell table:style-name="ce86" table:formula="of:=[$master.F4]" office:value-type="string" office:string-value="bswift@whizzer.local">
            <text:p>bswift@whizzer.local</text:p>
          </table:table-cell>
          <table:table-cell table:style-name="ce82" table:formula="of:=CONCATENATE(LEFT([$master.B4]);LEFT([$master.C4]))" office:value-type="string" office:string-value="BS">
            <text:p>BS</text:p>
          </table:table-cell>
          <table:table-cell table:style-name="ce78" table:formula="of:=[$master.C4]" office:value-type="string" office:string-value="Swift">
            <text:p>Swift</text:p>
          </table:table-cell>
          <table:table-cell table:style-name="ce78" table:formula="of:=[$master.B4]" office:value-type="string" office:string-value="Barton">
            <text:p>Barton</text:p>
          </table:table-cell>
          <table:table-cell table:style-name="ce82" table:formula="of:=CONCATENATE(LEFT([.G5];1);LEFT([.F5];1))" office:value-type="string" office:string-value="BS">
            <text:p>BS</text:p>
          </table:table-cell>
          <table:table-cell table:style-name="ce82" table:formula="of:=[$master.J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5]" office:value-type="string" office:string-value="barmstrong">
            <text:p>barmstrong</text:p>
          </table:table-cell>
          <table:table-cell table:style-name="ce82" table:formula="of:=[$master.A5]" office:value-type="float" office:value="1">
            <text:p>1</text:p>
          </table:table-cell>
          <table:table-cell table:style-name="ce82" table:formula="of:=[$master.H5]" office:value-type="string" office:string-value="appleton">
            <text:p>appleton</text:p>
          </table:table-cell>
          <table:table-cell table:style-name="ce86" table:formula="of:=[$master.F5]" office:value-type="string" office:string-value="barmstrong@whizzer.local">
            <text:p>barmstrong@whizzer.local</text:p>
          </table:table-cell>
          <table:table-cell table:style-name="ce82" table:formula="of:=CONCATENATE(LEFT([$master.B5]);LEFT([$master.C5]))" office:value-type="string" office:string-value="BA">
            <text:p>BA</text:p>
          </table:table-cell>
          <table:table-cell table:style-name="ce78" table:formula="of:=[$master.C5]" office:value-type="string" office:string-value="Armstrong">
            <text:p>Armstrong</text:p>
          </table:table-cell>
          <table:table-cell table:style-name="ce78" table:formula="of:=[$master.B5]" office:value-type="string" office:string-value="Bub">
            <text:p>Bub</text:p>
          </table:table-cell>
          <table:table-cell table:style-name="ce82" table:formula="of:=CONCATENATE(LEFT([.G6];1);LEFT([.F6];1))" office:value-type="string" office:string-value="BA">
            <text:p>BA</text:p>
          </table:table-cell>
          <table:table-cell table:style-name="ce82" table:formula="of:=[$master.J5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6]" office:value-type="string" office:string-value="fmason">
            <text:p>fmason</text:p>
          </table:table-cell>
          <table:table-cell table:style-name="ce82" table:formula="of:=[$master.A6]" office:value-type="float" office:value="1">
            <text:p>1</text:p>
          </table:table-cell>
          <table:table-cell table:style-name="ce82" table:formula="of:=[$master.H6]" office:value-type="string" office:string-value="appleton">
            <text:p>appleton</text:p>
          </table:table-cell>
          <table:table-cell table:style-name="ce86" table:formula="of:=[$master.F6]" office:value-type="string" office:string-value="fmason@whizzer.local">
            <text:p>fmason@whizzer.local</text:p>
          </table:table-cell>
          <table:table-cell table:style-name="ce82" table:formula="of:=CONCATENATE(LEFT([$master.B6]);LEFT([$master.C6]))" office:value-type="string" office:string-value="FM">
            <text:p>FM</text:p>
          </table:table-cell>
          <table:table-cell table:style-name="ce78" table:formula="of:=[$master.C6]" office:value-type="string" office:string-value="Mason">
            <text:p>Mason</text:p>
          </table:table-cell>
          <table:table-cell table:style-name="ce78" table:formula="of:=[$master.B6]" office:value-type="string" office:string-value="Frank">
            <text:p>Frank</text:p>
          </table:table-cell>
          <table:table-cell table:style-name="ce82" table:formula="of:=CONCATENATE(LEFT([.G7];1);LEFT([.F7];1))" office:value-type="string" office:string-value="FM">
            <text:p>FM</text:p>
          </table:table-cell>
          <table:table-cell table:style-name="ce82" table:formula="of:=[$master.J6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7]" office:value-type="string" office:string-value="gjackson">
            <text:p>gjackson</text:p>
          </table:table-cell>
          <table:table-cell table:style-name="ce82" table:formula="of:=[$master.A7]" office:value-type="float" office:value="1">
            <text:p>1</text:p>
          </table:table-cell>
          <table:table-cell table:style-name="ce82" table:formula="of:=[$master.H7]" office:value-type="string" office:string-value="appleton">
            <text:p>appleton</text:p>
          </table:table-cell>
          <table:table-cell table:style-name="ce86" table:formula="of:=[$master.F7]" office:value-type="string" office:string-value="gjackson@whizzer.local">
            <text:p>gjackson@whizzer.local</text:p>
          </table:table-cell>
          <table:table-cell table:style-name="ce82" table:formula="of:=CONCATENATE(LEFT([$master.B7]);LEFT([$master.C7]))" office:value-type="string" office:string-value="GJ">
            <text:p>GJ</text:p>
          </table:table-cell>
          <table:table-cell table:style-name="ce78" table:formula="of:=[$master.C7]" office:value-type="string" office:string-value="Jackson">
            <text:p>Jackson</text:p>
          </table:table-cell>
          <table:table-cell table:style-name="ce78" table:formula="of:=[$master.B7]" office:value-type="string" office:string-value="Garret">
            <text:p>Garret</text:p>
          </table:table-cell>
          <table:table-cell table:style-name="ce82" table:formula="of:=CONCATENATE(LEFT([.G8];1);LEFT([.F8];1))" office:value-type="string" office:string-value="GJ">
            <text:p>GJ</text:p>
          </table:table-cell>
          <table:table-cell table:style-name="ce82" table:formula="of:=[$master.J7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style-name="ce78" table:formula="of:=[$master.G8]" office:value-type="string" office:string-value="hbaldwin">
            <text:p>hbaldwin</text:p>
          </table:table-cell>
          <table:table-cell table:style-name="ce82" table:formula="of:=[$master.A8]" office:value-type="float" office:value="1">
            <text:p>1</text:p>
          </table:table-cell>
          <table:table-cell table:style-name="ce82" table:formula="of:=[$master.H8]" office:value-type="string" office:string-value="appleton">
            <text:p>appleton</text:p>
          </table:table-cell>
          <table:table-cell table:style-name="ce86" table:formula="of:=[$master.F8]" office:value-type="string" office:string-value="hbaldwin@whizzer.local">
            <text:p>hbaldwin@whizzer.local</text:p>
          </table:table-cell>
          <table:table-cell table:style-name="ce82" table:formula="of:=CONCATENATE(LEFT([$master.B8]);LEFT([$master.C8]))" office:value-type="string" office:string-value="HB">
            <text:p>HB</text:p>
          </table:table-cell>
          <table:table-cell table:style-name="ce78" table:formula="of:=[$master.C8]" office:value-type="string" office:string-value="Baldwin">
            <text:p>Baldwin</text:p>
          </table:table-cell>
          <table:table-cell table:style-name="ce78" table:formula="of:=[$master.B8]" office:value-type="string" office:string-value="Hank">
            <text:p>Hank</text:p>
          </table:table-cell>
          <table:table-cell table:style-name="ce82" table:formula="of:=CONCATENATE(LEFT([.G9];1);LEFT([.F9];1))" office:value-type="string" office:string-value="HB">
            <text:p>HB</text:p>
          </table:table-cell>
          <table:table-cell table:style-name="ce82" table:formula="of:=[$master.J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9]" office:value-type="string" office:string-value="hrandall">
            <text:p>hrandall</text:p>
          </table:table-cell>
          <table:table-cell table:style-name="ce82" table:formula="of:=[$master.A9]" office:value-type="float" office:value="1">
            <text:p>1</text:p>
          </table:table-cell>
          <table:table-cell table:style-name="ce82" table:formula="of:=[$master.H9]" office:value-type="string" office:string-value="appleton">
            <text:p>appleton</text:p>
          </table:table-cell>
          <table:table-cell table:style-name="ce86" table:formula="of:=[$master.F9]" office:value-type="string" office:string-value="hrandall@whizzer.local">
            <text:p>hrandall@whizzer.local</text:p>
          </table:table-cell>
          <table:table-cell table:style-name="ce82" table:formula="of:=CONCATENATE(LEFT([$master.B9]);LEFT([$master.C9]))" office:value-type="string" office:string-value="HR">
            <text:p>HR</text:p>
          </table:table-cell>
          <table:table-cell table:style-name="ce78" table:formula="of:=[$master.C9]" office:value-type="string" office:string-value="Randall">
            <text:p>Randall</text:p>
          </table:table-cell>
          <table:table-cell table:style-name="ce78" table:formula="of:=[$master.B9]" office:value-type="string" office:string-value="Helen">
            <text:p>Helen</text:p>
          </table:table-cell>
          <table:table-cell table:style-name="ce82" table:formula="of:=CONCATENATE(LEFT([.G10];1);LEFT([.F10];1))" office:value-type="string" office:string-value="HR">
            <text:p>HR</text:p>
          </table:table-cell>
          <table:table-cell table:style-name="ce82" table:formula="of:=[$master.J9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0]" office:value-type="string" office:string-value="jwood">
            <text:p>jwood</text:p>
          </table:table-cell>
          <table:table-cell table:style-name="ce82" table:formula="of:=[$master.A10]" office:value-type="float" office:value="1">
            <text:p>1</text:p>
          </table:table-cell>
          <table:table-cell table:style-name="ce82" table:formula="of:=[$master.H10]" office:value-type="string" office:string-value="appleton">
            <text:p>appleton</text:p>
          </table:table-cell>
          <table:table-cell table:style-name="ce86" table:formula="of:=[$master.F10]" office:value-type="string" office:string-value="jwood@whizzer.local">
            <text:p>jwood@whizzer.local</text:p>
          </table:table-cell>
          <table:table-cell table:style-name="ce82" table:formula="of:=CONCATENATE(LEFT([$master.B10]);LEFT([$master.C10]))" office:value-type="string" office:string-value="JW">
            <text:p>JW</text:p>
          </table:table-cell>
          <table:table-cell table:style-name="ce78" table:formula="of:=[$master.C10]" office:value-type="string" office:string-value="Wood">
            <text:p>Wood</text:p>
          </table:table-cell>
          <table:table-cell table:style-name="ce78" table:formula="of:=[$master.B10]" office:value-type="string" office:string-value="Jacab">
            <text:p>Jacab</text:p>
          </table:table-cell>
          <table:table-cell table:style-name="ce82" table:formula="of:=CONCATENATE(LEFT([.G11];1);LEFT([.F11];1))" office:value-type="string" office:string-value="JW">
            <text:p>JW</text:p>
          </table:table-cell>
          <table:table-cell table:style-name="ce82" table:formula="of:=[$master.J10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78" table:formula="of:=[$master.G11]" office:value-type="string" office:string-value="jperiod">
            <text:p>jperiod</text:p>
          </table:table-cell>
          <table:table-cell table:style-name="ce82" table:formula="of:=[$master.A11]" office:value-type="float" office:value="1">
            <text:p>1</text:p>
          </table:table-cell>
          <table:table-cell table:style-name="ce82" table:formula="of:=[$master.H11]" office:value-type="string" office:string-value="appleton">
            <text:p>appleton</text:p>
          </table:table-cell>
          <table:table-cell table:style-name="ce86" table:formula="of:=[$master.F11]" office:value-type="string" office:string-value="jperiod@whizzer.local">
            <text:p>jperiod@whizzer.local</text:p>
          </table:table-cell>
          <table:table-cell table:style-name="ce82" table:formula="of:=CONCATENATE(LEFT([$master.B11]);LEFT([$master.C11]))" office:value-type="string" office:string-value="JP">
            <text:p>JP</text:p>
          </table:table-cell>
          <table:table-cell table:style-name="ce78" table:formula="of:=[$master.C11]" office:value-type="string" office:string-value="Period">
            <text:p>Period</text:p>
          </table:table-cell>
          <table:table-cell table:style-name="ce78" table:formula="of:=[$master.B11]" office:value-type="string" office:string-value="James">
            <text:p>James</text:p>
          </table:table-cell>
          <table:table-cell table:style-name="ce82" table:formula="of:=CONCATENATE(LEFT([.G12];1);LEFT([.F12];1))" office:value-type="string" office:string-value="JP">
            <text:p>JP</text:p>
          </table:table-cell>
          <table:table-cell table:style-name="ce82" table:formula="of:=[$master.J11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2]" office:value-type="string" office:string-value="jhaddon">
            <text:p>jhaddon</text:p>
          </table:table-cell>
          <table:table-cell table:style-name="ce82" table:formula="of:=[$master.A12]" office:value-type="float" office:value="1">
            <text:p>1</text:p>
          </table:table-cell>
          <table:table-cell table:style-name="ce82" table:formula="of:=[$master.H12]" office:value-type="string" office:string-value="appleton">
            <text:p>appleton</text:p>
          </table:table-cell>
          <table:table-cell table:style-name="ce86" table:formula="of:=[$master.F12]" office:value-type="string" office:string-value="jhaddon@whizzer.local">
            <text:p>jhaddon@whizzer.local</text:p>
          </table:table-cell>
          <table:table-cell table:style-name="ce82" table:formula="of:=CONCATENATE(LEFT([$master.B12]);LEFT([$master.C12]))" office:value-type="string" office:string-value="JH">
            <text:p>JH</text:p>
          </table:table-cell>
          <table:table-cell table:style-name="ce78" table:formula="of:=[$master.C12]" office:value-type="string" office:string-value="Haddon">
            <text:p>Haddon</text:p>
          </table:table-cell>
          <table:table-cell table:style-name="ce78" table:formula="of:=[$master.B12]" office:value-type="string" office:string-value="Jennie">
            <text:p>Jennie</text:p>
          </table:table-cell>
          <table:table-cell table:style-name="ce82" table:formula="of:=CONCATENATE(LEFT([.G13];1);LEFT([.F13];1))" office:value-type="string" office:string-value="JH">
            <text:p>JH</text:p>
          </table:table-cell>
          <table:table-cell table:style-name="ce82" table:formula="of:=[$master.J12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13]" office:value-type="string" office:string-value="jmorse">
            <text:p>jmorse</text:p>
          </table:table-cell>
          <table:table-cell table:style-name="ce82" table:formula="of:=[$master.A13]" office:value-type="float" office:value="1">
            <text:p>1</text:p>
          </table:table-cell>
          <table:table-cell table:style-name="ce82" table:formula="of:=[$master.H13]" office:value-type="string" office:string-value="appleton">
            <text:p>appleton</text:p>
          </table:table-cell>
          <table:table-cell table:style-name="ce86" table:formula="of:=[$master.F13]" office:value-type="string" office:string-value="jmorse@whizzer.local">
            <text:p>jmorse@whizzer.local</text:p>
          </table:table-cell>
          <table:table-cell table:style-name="ce82" table:formula="of:=CONCATENATE(LEFT([$master.B13]);LEFT([$master.C13]))" office:value-type="string" office:string-value="JM">
            <text:p>JM</text:p>
          </table:table-cell>
          <table:table-cell table:style-name="ce78" table:formula="of:=[$master.C13]" office:value-type="string" office:string-value="Morse">
            <text:p>Morse</text:p>
          </table:table-cell>
          <table:table-cell table:style-name="ce78" table:formula="of:=[$master.B13]" office:value-type="string" office:string-value="Jennie">
            <text:p>Jennie</text:p>
          </table:table-cell>
          <table:table-cell table:style-name="ce82" table:formula="of:=CONCATENATE(LEFT([.G14];1);LEFT([.F14];1))" office:value-type="string" office:string-value="JM">
            <text:p>JM</text:p>
          </table:table-cell>
          <table:table-cell table:style-name="ce82" table:formula="of:=[$master.J13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4]" office:value-type="string" office:string-value="jsharp">
            <text:p>jsharp</text:p>
          </table:table-cell>
          <table:table-cell table:style-name="ce82" table:formula="of:=[$master.A14]" office:value-type="float" office:value="1">
            <text:p>1</text:p>
          </table:table-cell>
          <table:table-cell table:style-name="ce82" table:formula="of:=[$master.H14]" office:value-type="string" office:string-value="appleton">
            <text:p>appleton</text:p>
          </table:table-cell>
          <table:table-cell table:style-name="ce86" table:formula="of:=[$master.F14]" office:value-type="string" office:string-value="jsharp@whizzer.local">
            <text:p>jsharp@whizzer.local</text:p>
          </table:table-cell>
          <table:table-cell table:style-name="ce82" table:formula="of:=CONCATENATE(LEFT([$master.B14]);LEFT([$master.C14]))" office:value-type="string" office:string-value="JS">
            <text:p>JS</text:p>
          </table:table-cell>
          <table:table-cell table:style-name="ce78" table:formula="of:=[$master.C14]" office:value-type="string" office:string-value="Sharp">
            <text:p>Sharp</text:p>
          </table:table-cell>
          <table:table-cell table:style-name="ce78" table:formula="of:=[$master.B14]" office:value-type="string" office:string-value="John">
            <text:p>John</text:p>
          </table:table-cell>
          <table:table-cell table:style-name="ce82" table:formula="of:=CONCATENATE(LEFT([.G15];1);LEFT([.F15];1))" office:value-type="string" office:string-value="JS">
            <text:p>JS</text:p>
          </table:table-cell>
          <table:table-cell table:style-name="ce82" table:formula="of:=[$master.J1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5]" office:value-type="string" office:string-value="mbaggert">
            <text:p>mbaggert</text:p>
          </table:table-cell>
          <table:table-cell table:style-name="ce82" table:formula="of:=[$master.A15]" office:value-type="float" office:value="1">
            <text:p>1</text:p>
          </table:table-cell>
          <table:table-cell table:style-name="ce82" table:formula="of:=[$master.H15]" office:value-type="string" office:string-value="appleton">
            <text:p>appleton</text:p>
          </table:table-cell>
          <table:table-cell table:style-name="ce86" table:formula="of:=[$master.F15]" office:value-type="string" office:string-value="mbaggert@whizzer.local">
            <text:p>mbaggert@whizzer.local</text:p>
          </table:table-cell>
          <table:table-cell table:style-name="ce82" table:formula="of:=CONCATENATE(LEFT([$master.B15]);LEFT([$master.C15]))" office:value-type="string" office:string-value="MB">
            <text:p>MB</text:p>
          </table:table-cell>
          <table:table-cell table:style-name="ce78" table:formula="of:=[$master.C15]" office:value-type="string" office:string-value="Baggert">
            <text:p>Baggert</text:p>
          </table:table-cell>
          <table:table-cell table:style-name="ce78" table:formula="of:=[$master.B15]" office:value-type="string" office:string-value="Martha">
            <text:p>Martha</text:p>
          </table:table-cell>
          <table:table-cell table:style-name="ce82" table:formula="of:=CONCATENATE(LEFT([.G16];1);LEFT([.F16];1))" office:value-type="string" office:string-value="MB">
            <text:p>MB</text:p>
          </table:table-cell>
          <table:table-cell table:style-name="ce82" table:formula="of:=[$master.J1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6]" office:value-type="string" office:string-value="mnestor">
            <text:p>mnestor</text:p>
          </table:table-cell>
          <table:table-cell table:style-name="ce82" table:formula="of:=[$master.A16]" office:value-type="float" office:value="1">
            <text:p>1</text:p>
          </table:table-cell>
          <table:table-cell table:style-name="ce82" table:formula="of:=[$master.H16]" office:value-type="string" office:string-value="appleton">
            <text:p>appleton</text:p>
          </table:table-cell>
          <table:table-cell table:style-name="ce86" table:formula="of:=[$master.F16]" office:value-type="string" office:string-value="mnestor@whizzer.local">
            <text:p>mnestor@whizzer.local</text:p>
          </table:table-cell>
          <table:table-cell table:style-name="ce82" table:formula="of:=CONCATENATE(LEFT([$master.B16]);LEFT([$master.C16]))" office:value-type="string" office:string-value="MN">
            <text:p>MN</text:p>
          </table:table-cell>
          <table:table-cell table:style-name="ce78" table:formula="of:=[$master.C16]" office:value-type="string" office:string-value="Nestor">
            <text:p>Nestor</text:p>
          </table:table-cell>
          <table:table-cell table:style-name="ce78" table:formula="of:=[$master.B16]" office:value-type="string" office:string-value="Mary">
            <text:p>Mary</text:p>
          </table:table-cell>
          <table:table-cell table:style-name="ce82" table:formula="of:=CONCATENATE(LEFT([.G17];1);LEFT([.F17];1))" office:value-type="string" office:string-value="MN">
            <text:p>MN</text:p>
          </table:table-cell>
          <table:table-cell table:style-name="ce82" table:formula="of:=[$master.J16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78" table:formula="of:=[$master.G17]" office:value-type="string" office:string-value="mblair">
            <text:p>mblair</text:p>
          </table:table-cell>
          <table:table-cell table:style-name="ce82" table:formula="of:=[$master.A17]" office:value-type="float" office:value="1">
            <text:p>1</text:p>
          </table:table-cell>
          <table:table-cell table:style-name="ce82" table:formula="of:=[$master.H17]" office:value-type="string" office:string-value="appleton">
            <text:p>appleton</text:p>
          </table:table-cell>
          <table:table-cell table:style-name="ce86" table:formula="of:=[$master.F17]" office:value-type="string" office:string-value="mblair@whizzer.local">
            <text:p>mblair@whizzer.local</text:p>
          </table:table-cell>
          <table:table-cell table:style-name="ce82" table:formula="of:=CONCATENATE(LEFT([$master.B17]);LEFT([$master.C17]))" office:value-type="string" office:string-value="MB">
            <text:p>MB</text:p>
          </table:table-cell>
          <table:table-cell table:style-name="ce78" table:formula="of:=[$master.C17]" office:value-type="string" office:string-value="Blair">
            <text:p>Blair</text:p>
          </table:table-cell>
          <table:table-cell table:style-name="ce78" table:formula="of:=[$master.B17]" office:value-type="string" office:string-value="Minnie">
            <text:p>Minnie</text:p>
          </table:table-cell>
          <table:table-cell table:style-name="ce82" table:formula="of:=CONCATENATE(LEFT([.G18];1);LEFT([.F18];1))" office:value-type="string" office:string-value="MB">
            <text:p>MB</text:p>
          </table:table-cell>
          <table:table-cell table:style-name="ce82" table:formula="of:=[$master.J17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18]" office:value-type="string" office:string-value="mdelazes">
            <text:p>mdelazes</text:p>
          </table:table-cell>
          <table:table-cell table:style-name="ce82" table:formula="of:=[$master.A18]" office:value-type="float" office:value="1">
            <text:p>1</text:p>
          </table:table-cell>
          <table:table-cell table:style-name="ce82" table:formula="of:=[$master.H18]" office:value-type="string" office:string-value="appleton">
            <text:p>appleton</text:p>
          </table:table-cell>
          <table:table-cell table:style-name="ce86" table:formula="of:=[$master.F18]" office:value-type="string" office:string-value="mdelazes@whizzer.local">
            <text:p>mdelazes@whizzer.local</text:p>
          </table:table-cell>
          <table:table-cell table:style-name="ce82" table:formula="of:=CONCATENATE(LEFT([$master.B18]);LEFT([$master.C18]))" office:value-type="string" office:string-value="MD">
            <text:p>MD</text:p>
          </table:table-cell>
          <table:table-cell table:style-name="ce78" table:formula="of:=[$master.C18]" office:value-type="string" office:string-value="DeLazes">
            <text:p>DeLazes</text:p>
          </table:table-cell>
          <table:table-cell table:style-name="ce78" table:formula="of:=[$master.B18]" office:value-type="string" office:string-value="Miquel">
            <text:p>Miquel</text:p>
          </table:table-cell>
          <table:table-cell table:style-name="ce82" table:formula="of:=CONCATENATE(LEFT([.G19];1);LEFT([.F19];1))" office:value-type="string" office:string-value="MD">
            <text:p>MD</text:p>
          </table:table-cell>
          <table:table-cell table:style-name="ce82" table:formula="of:=[$master.J18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style-name="ce78" table:formula="of:=[$master.G19]" office:value-type="string" office:string-value="nnewton">
            <text:p>nnewton</text:p>
          </table:table-cell>
          <table:table-cell table:style-name="ce82" table:formula="of:=[$master.A19]" office:value-type="float" office:value="1">
            <text:p>1</text:p>
          </table:table-cell>
          <table:table-cell table:style-name="ce82" table:formula="of:=[$master.H19]" office:value-type="string" office:string-value="appleton">
            <text:p>appleton</text:p>
          </table:table-cell>
          <table:table-cell table:style-name="ce86" table:formula="of:=[$master.F19]" office:value-type="string" office:string-value="nnewton@whizzer.local">
            <text:p>nnewton@whizzer.local</text:p>
          </table:table-cell>
          <table:table-cell table:style-name="ce82" table:formula="of:=CONCATENATE(LEFT([$master.B19]);LEFT([$master.C19]))" office:value-type="string" office:string-value="NN">
            <text:p>NN</text:p>
          </table:table-cell>
          <table:table-cell table:style-name="ce78" table:formula="of:=[$master.C19]" office:value-type="string" office:string-value="Newton">
            <text:p>Newton</text:p>
          </table:table-cell>
          <table:table-cell table:style-name="ce78" table:formula="of:=[$master.B19]" office:value-type="string" office:string-value="Ned">
            <text:p>Ned</text:p>
          </table:table-cell>
          <table:table-cell table:style-name="ce82" table:formula="of:=CONCATENATE(LEFT([.G20];1);LEFT([.F20];1))" office:value-type="string" office:string-value="NN">
            <text:p>NN</text:p>
          </table:table-cell>
          <table:table-cell table:style-name="ce82"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0]" office:value-type="string" office:string-value="rsampson">
            <text:p>rsampson</text:p>
          </table:table-cell>
          <table:table-cell table:style-name="ce82" table:formula="of:=[$master.A20]" office:value-type="float" office:value="1">
            <text:p>1</text:p>
          </table:table-cell>
          <table:table-cell table:style-name="ce82" table:formula="of:=[$master.H20]" office:value-type="string" office:string-value="appleton">
            <text:p>appleton</text:p>
          </table:table-cell>
          <table:table-cell table:style-name="ce86" table:formula="of:=[$master.F20]" office:value-type="string" office:string-value="rsampson@whizzer.local">
            <text:p>rsampson@whizzer.local</text:p>
          </table:table-cell>
          <table:table-cell table:style-name="ce82" table:formula="of:=CONCATENATE(LEFT([$master.B20]);LEFT([$master.C20]))" office:value-type="string" office:string-value="RS">
            <text:p>RS</text:p>
          </table:table-cell>
          <table:table-cell table:style-name="ce78" table:formula="of:=[$master.C20]" office:value-type="string" office:string-value="Sampson">
            <text:p>Sampson</text:p>
          </table:table-cell>
          <table:table-cell table:style-name="ce78" table:formula="of:=[$master.B20]" office:value-type="string" office:string-value="Rad">
            <text:p>Rad</text:p>
          </table:table-cell>
          <table:table-cell table:style-name="ce82" table:formula="of:=CONCATENATE(LEFT([.G21];1);LEFT([.F21];1))" office:value-type="string" office:string-value="RS">
            <text:p>RS</text:p>
          </table:table-cell>
          <table:table-cell table:style-name="ce82"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1]" office:value-type="string" office:string-value="smalloy">
            <text:p>smalloy</text:p>
          </table:table-cell>
          <table:table-cell table:style-name="ce82" table:formula="of:=[$master.A21]" office:value-type="float" office:value="1">
            <text:p>1</text:p>
          </table:table-cell>
          <table:table-cell table:style-name="ce82" table:formula="of:=[$master.H21]" office:value-type="string" office:string-value="appleton">
            <text:p>appleton</text:p>
          </table:table-cell>
          <table:table-cell table:style-name="ce86" table:formula="of:=[$master.F21]" office:value-type="string" office:string-value="smalloy@whizzer.local">
            <text:p>smalloy@whizzer.local</text:p>
          </table:table-cell>
          <table:table-cell table:style-name="ce82" table:formula="of:=CONCATENATE(LEFT([$master.B21]);LEFT([$master.C21]))" office:value-type="string" office:string-value="SM">
            <text:p>SM</text:p>
          </table:table-cell>
          <table:table-cell table:style-name="ce78" table:formula="of:=[$master.C21]" office:value-type="string" office:string-value="Malloy">
            <text:p>Malloy</text:p>
          </table:table-cell>
          <table:table-cell table:style-name="ce78" table:formula="of:=[$master.B21]" office:value-type="string" office:string-value="Sarah">
            <text:p>Sarah</text:p>
          </table:table-cell>
          <table:table-cell table:style-name="ce82" table:formula="of:=CONCATENATE(LEFT([.G22];1);LEFT([.F22];1))" office:value-type="string" office:string-value="SM">
            <text:p>SM</text:p>
          </table:table-cell>
          <table:table-cell table:style-name="ce82" table:formula="of:=[$master.J21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22]" office:value-type="string" office:string-value="tswift">
            <text:p>tswift</text:p>
          </table:table-cell>
          <table:table-cell table:style-name="ce82" table:formula="of:=[$master.A22]" office:value-type="float" office:value="1">
            <text:p>1</text:p>
          </table:table-cell>
          <table:table-cell table:style-name="ce82" table:formula="of:=[$master.H22]" office:value-type="string" office:string-value="appleton">
            <text:p>appleton</text:p>
          </table:table-cell>
          <table:table-cell table:style-name="ce86" table:formula="of:=[$master.F22]" office:value-type="string" office:string-value="tswift@whizzer.local">
            <text:p>tswift@whizzer.local</text:p>
          </table:table-cell>
          <table:table-cell table:style-name="ce82" table:formula="of:=CONCATENATE(LEFT([$master.B22]);LEFT([$master.C22]))" office:value-type="string" office:string-value="TS">
            <text:p>TS</text:p>
          </table:table-cell>
          <table:table-cell table:style-name="ce78" table:formula="of:=[$master.C22]" office:value-type="string" office:string-value="Swift">
            <text:p>Swift</text:p>
          </table:table-cell>
          <table:table-cell table:style-name="ce78" table:formula="of:=[$master.B22]" office:value-type="string" office:string-value="Tom">
            <text:p>Tom</text:p>
          </table:table-cell>
          <table:table-cell table:style-name="ce82" table:formula="of:=CONCATENATE(LEFT([.G23];1);LEFT([.F23];1))" office:value-type="string" office:string-value="TS">
            <text:p>TS</text:p>
          </table:table-cell>
          <table:table-cell table:style-name="ce82" table:formula="of:=[$master.J22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3]" office:value-type="string" office:string-value="wdamon">
            <text:p>wdamon</text:p>
          </table:table-cell>
          <table:table-cell table:style-name="ce82" table:formula="of:=[$master.A23]" office:value-type="float" office:value="1">
            <text:p>1</text:p>
          </table:table-cell>
          <table:table-cell table:style-name="ce82" table:formula="of:=[$master.H23]" office:value-type="string" office:string-value="appleton">
            <text:p>appleton</text:p>
          </table:table-cell>
          <table:table-cell table:style-name="ce86" table:formula="of:=[$master.F23]" office:value-type="string" office:string-value="wdamon@whizzer.local">
            <text:p>wdamon@whizzer.local</text:p>
          </table:table-cell>
          <table:table-cell table:style-name="ce82" table:formula="of:=CONCATENATE(LEFT([$master.B23]);LEFT([$master.C23]))" office:value-type="string" office:string-value="WD">
            <text:p>WD</text:p>
          </table:table-cell>
          <table:table-cell table:style-name="ce78" table:formula="of:=[$master.C23]" office:value-type="string" office:string-value="Damon">
            <text:p>Damon</text:p>
          </table:table-cell>
          <table:table-cell table:style-name="ce78" table:formula="of:=[$master.B23]" office:value-type="string" office:string-value="Wakefield">
            <text:p>Wakefield</text:p>
          </table:table-cell>
          <table:table-cell table:style-name="ce82" table:formula="of:=CONCATENATE(LEFT([.G24];1);LEFT([.F24];1))" office:value-type="string" office:string-value="WD">
            <text:p>WD</text:p>
          </table:table-cell>
          <table:table-cell table:style-name="ce82" table:formula="of:=[$master.J2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9" table:formula="of:=[$master.G24]" office:value-type="string" office:string-value="wcrawford">
            <text:p>wcrawford</text:p>
          </table:table-cell>
          <table:table-cell table:style-name="ce83" table:formula="of:=[$master.A24]" office:value-type="float" office:value="1">
            <text:p>1</text:p>
          </table:table-cell>
          <table:table-cell table:style-name="ce83" table:formula="of:=[$master.H24]" office:value-type="string" office:string-value="appleton">
            <text:p>appleton</text:p>
          </table:table-cell>
          <table:table-cell table:style-name="ce87" table:formula="of:=[$master.F24]" office:value-type="string" office:string-value="wcrawford@whizzer.local">
            <text:p>wcrawford@whizzer.local</text:p>
          </table:table-cell>
          <table:table-cell table:style-name="ce83" table:formula="of:=CONCATENATE(LEFT([$master.B24]);LEFT([$master.C24]))" office:value-type="string" office:string-value="WC">
            <text:p>WC</text:p>
          </table:table-cell>
          <table:table-cell table:style-name="ce79" table:formula="of:=[$master.C24]" office:value-type="string" office:string-value="Crawford">
            <text:p>Crawford</text:p>
          </table:table-cell>
          <table:table-cell table:style-name="ce79" table:formula="of:=[$master.B24]" office:value-type="string" office:string-value="William">
            <text:p>William</text:p>
          </table:table-cell>
          <table:table-cell table:style-name="ce83" table:formula="of:=CONCATENATE(LEFT([.G25];1);LEFT([.F25];1))" office:value-type="string" office:string-value="WC">
            <text:p>WC</text:p>
          </table:table-cell>
          <table:table-cell table:style-name="ce83"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80"/>
          <table:table-cell table:style-name="ce84" office:value-type="string">
            <text:p>Added to SCC master data to be consistent with Yii app skeleton</text:p>
          </table:table-cell>
          <table:table-cell table:number-columns-repeated="254"/>
        </table:table-row>
        <table:table-row table:style-name="ro2" table:number-rows-repeated="1048548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-person'.$A$1:.$H$25" table:range-usable-as="print-range"/>
          <table:named-range table:name="_xlnm.Print_Area" table:base-cell-address="$master.$A$1" table:cell-range-address="$'maestro-yii-person'.$A$1:.$H$25"/>
        </table:named-expressions>
      </table:table>
      <table:table table:name="openerp-user" table:style-name="ta3">
        <office:forms form:automatic-focus="false" form:apply-design-mode="false"/>
        <table:table-column table:style-name="co26" table:number-columns-repeated="2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6" table:number-columns-repeated="244" table:default-cell-style-name="ce11"/>
        <table:table-row table:style-name="ro2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5">
          <table:table-cell/>
          <table:table-cell table:formula="of:=IF([$master.A3]=1;&quot;YES&quot;;&quot;NO&quot;)" office:value-type="string" office:string-value="YES">
            <text:p>YES</text:p>
          </table:table-cell>
          <table:table-cell table:formula="of:=[$master.B3]&amp;&quot; &quot;&amp;[$master.C3]" office:value-type="string" office:string-value="Barcoe Jenks">
            <text:p>Barcoe Jenks</text:p>
          </table:table-cell>
          <table:table-cell table:formula="of:=[$master.G3]" office:value-type="string" office:string-value="bjenks">
            <text:p>bjenks</text:p>
          </table:table-cell>
          <table:table-cell table:formula="of:=[$master.H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4]&amp;&quot; &quot;&amp;[$master.C4]" office:value-type="string" office:string-value="Barton Swift">
            <text:p>Barton Swift</text:p>
          </table:table-cell>
          <table:table-cell table:formula="of:=[$master.G4]" office:value-type="string" office:string-value="bswift">
            <text:p>bswift</text:p>
          </table:table-cell>
          <table:table-cell table:formula="of:=[$master.H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5]&amp;&quot; &quot;&amp;[$master.C5]" office:value-type="string" office:string-value="Bub Armstrong">
            <text:p>Bub Armstrong</text:p>
          </table:table-cell>
          <table:table-cell table:formula="of:=[$master.G5]" office:value-type="string" office:string-value="barmstrong">
            <text:p>barmstrong</text:p>
          </table:table-cell>
          <table:table-cell table:formula="of:=[$master.H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6]&amp;&quot; &quot;&amp;[$master.C6]" office:value-type="string" office:string-value="Frank Mason">
            <text:p>Frank Mason</text:p>
          </table:table-cell>
          <table:table-cell table:formula="of:=[$master.G6]" office:value-type="string" office:string-value="fmason">
            <text:p>fmason</text:p>
          </table:table-cell>
          <table:table-cell table:formula="of:=[$master.H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7]&amp;&quot; &quot;&amp;[$master.C7]" office:value-type="string" office:string-value="Garret Jackson">
            <text:p>Garret Jackson</text:p>
          </table:table-cell>
          <table:table-cell table:formula="of:=[$master.G7]" office:value-type="string" office:string-value="gjackson">
            <text:p>gjackson</text:p>
          </table:table-cell>
          <table:table-cell table:formula="of:=[$master.H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8]&amp;&quot; &quot;&amp;[$master.C8]" office:value-type="string" office:string-value="Hank Baldwin">
            <text:p>Hank Baldwin</text:p>
          </table:table-cell>
          <table:table-cell table:formula="of:=[$master.G8]" office:value-type="string" office:string-value="hbaldwin">
            <text:p>hbaldwin</text:p>
          </table:table-cell>
          <table:table-cell table:formula="of:=[$master.H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Helen Randall">
            <text:p>Helen Randall</text:p>
          </table:table-cell>
          <table:table-cell table:formula="of:=[$master.G9]" office:value-type="string" office:string-value="hrandall">
            <text:p>hrandall</text:p>
          </table:table-cell>
          <table:table-cell table:formula="of:=[$master.H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Jacab Wood">
            <text:p>Jacab Wood</text:p>
          </table:table-cell>
          <table:table-cell table:formula="of:=[$master.G10]" office:value-type="string" office:string-value="jwood">
            <text:p>jwood</text:p>
          </table:table-cell>
          <table:table-cell table:formula="of:=[$master.H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James Period">
            <text:p>James Period</text:p>
          </table:table-cell>
          <table:table-cell table:formula="of:=[$master.G11]" office:value-type="string" office:string-value="jperiod">
            <text:p>jperiod</text:p>
          </table:table-cell>
          <table:table-cell table:formula="of:=[$master.H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Jennie Haddon">
            <text:p>Jennie Haddon</text:p>
          </table:table-cell>
          <table:table-cell table:formula="of:=[$master.G12]" office:value-type="string" office:string-value="jhaddon">
            <text:p>jhaddon</text:p>
          </table:table-cell>
          <table:table-cell table:formula="of:=[$master.H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Jennie Morse">
            <text:p>Jennie Morse</text:p>
          </table:table-cell>
          <table:table-cell table:formula="of:=[$master.G13]" office:value-type="string" office:string-value="jmorse">
            <text:p>jmorse</text:p>
          </table:table-cell>
          <table:table-cell table:formula="of:=[$master.H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John Sharp">
            <text:p>John Sharp</text:p>
          </table:table-cell>
          <table:table-cell table:formula="of:=[$master.G14]" office:value-type="string" office:string-value="jsharp">
            <text:p>jsharp</text:p>
          </table:table-cell>
          <table:table-cell table:formula="of:=[$master.H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Martha Baggert">
            <text:p>Martha Baggert</text:p>
          </table:table-cell>
          <table:table-cell table:formula="of:=[$master.G15]" office:value-type="string" office:string-value="mbaggert">
            <text:p>mbaggert</text:p>
          </table:table-cell>
          <table:table-cell table:formula="of:=[$master.H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Mary Nestor">
            <text:p>Mary Nestor</text:p>
          </table:table-cell>
          <table:table-cell table:formula="of:=[$master.G16]" office:value-type="string" office:string-value="mnestor">
            <text:p>mnestor</text:p>
          </table:table-cell>
          <table:table-cell table:formula="of:=[$master.H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Minnie Blair">
            <text:p>Minnie Blair</text:p>
          </table:table-cell>
          <table:table-cell table:formula="of:=[$master.G17]" office:value-type="string" office:string-value="mblair">
            <text:p>mblair</text:p>
          </table:table-cell>
          <table:table-cell table:formula="of:=[$master.H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Miquel DeLazes">
            <text:p>Miquel DeLazes</text:p>
          </table:table-cell>
          <table:table-cell table:formula="of:=[$master.G18]" office:value-type="string" office:string-value="mdelazes">
            <text:p>mdelazes</text:p>
          </table:table-cell>
          <table:table-cell table:formula="of:=[$master.H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Ned Newton">
            <text:p>Ned Newton</text:p>
          </table:table-cell>
          <table:table-cell table:formula="of:=[$master.G19]" office:value-type="string" office:string-value="nnewton">
            <text:p>nnewton</text:p>
          </table:table-cell>
          <table:table-cell table:formula="of:=[$master.H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Rad Sampson">
            <text:p>Rad Sampson</text:p>
          </table:table-cell>
          <table:table-cell table:formula="of:=[$master.G20]" office:value-type="string" office:string-value="rsampson">
            <text:p>rsampson</text:p>
          </table:table-cell>
          <table:table-cell table:formula="of:=[$master.H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Sarah Malloy">
            <text:p>Sarah Malloy</text:p>
          </table:table-cell>
          <table:table-cell table:formula="of:=[$master.G21]" office:value-type="string" office:string-value="smalloy">
            <text:p>smalloy</text:p>
          </table:table-cell>
          <table:table-cell table:formula="of:=[$master.H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Tom Swift">
            <text:p>Tom Swift</text:p>
          </table:table-cell>
          <table:table-cell table:formula="of:=[$master.G22]" office:value-type="string" office:string-value="tswift">
            <text:p>tswift</text:p>
          </table:table-cell>
          <table:table-cell table:formula="of:=[$master.H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Wakefield Damon">
            <text:p>Wakefield Damon</text:p>
          </table:table-cell>
          <table:table-cell table:formula="of:=[$master.G23]" office:value-type="string" office:string-value="wdamon">
            <text:p>wdamon</text:p>
          </table:table-cell>
          <table:table-cell table:formula="of:=[$master.H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William Crawford">
            <text:p>William Crawford</text:p>
          </table:table-cell>
          <table:table-cell table:formula="of:=[$master.G24]" office:value-type="string" office:string-value="wcrawford">
            <text:p>wcrawford</text:p>
          </table:table-cell>
          <table:table-cell table:formula="of:=[$master.H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5" table:number-rows-repeated="1048552">
          <table:table-cell table:number-columns-repeated="251"/>
        </table:table-row>
        <table:table-row table:style-name="ro5">
          <table:table-cell table:number-columns-repeated="251"/>
        </table:table-row>
        <table:named-expressions/>
      </table:table>
      <table:table table:name="tryton-user" table:style-name="ta4">
        <office:forms form:automatic-focus="false" form:apply-design-mode="false"/>
        <table:table-column table:style-name="co24" table:number-columns-repeated="2" table:default-cell-style-name="ce90"/>
        <table:table-column table:style-name="co32" table:default-cell-style-name="ce90"/>
        <table:table-column table:style-name="co24" table:default-cell-style-name="ce90"/>
        <table:table-column table:style-name="co33" table:default-cell-style-name="ce90"/>
        <table:table-column table:style-name="co24" table:number-columns-repeated="251" table:default-cell-style-name="ce90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  <table:table-cell table:number-columns-repeated="251"/>
        </table:table-row>
        <table:table-row table:style-name="ro5">
          <table:table-cell table:formula="of:=[$master.G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CONCATENATE([$master.B3];&quot; &quot;;[$master.C3])" office:value-type="string" office:string-value="Barcoe Jenks">
            <text:p>Barcoe Jenks</text:p>
          </table:table-cell>
          <table:table-cell table:formula="of:=[$master.H3]" office:value-type="string" office:string-value="appleton">
            <text:p>appleton</text:p>
          </table:table-cell>
          <table:table-cell table:style-name="ce91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CONCATENATE([$master.B4];&quot; &quot;;[$master.C4])" office:value-type="string" office:string-value="Barton Swift">
            <text:p>Barton Swift</text:p>
          </table:table-cell>
          <table:table-cell table:formula="of:=[$master.H4]" office:value-type="string" office:string-value="appleton">
            <text:p>appleton</text:p>
          </table:table-cell>
          <table:table-cell table:style-name="ce91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CONCATENATE([$master.B5];&quot; &quot;;[$master.C5])" office:value-type="string" office:string-value="Bub Armstrong">
            <text:p>Bub Armstrong</text:p>
          </table:table-cell>
          <table:table-cell table:formula="of:=[$master.H5]" office:value-type="string" office:string-value="appleton">
            <text:p>appleton</text:p>
          </table:table-cell>
          <table:table-cell table:style-name="ce91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CONCATENATE([$master.B6];&quot; &quot;;[$master.C6])" office:value-type="string" office:string-value="Frank Mason">
            <text:p>Frank Mason</text:p>
          </table:table-cell>
          <table:table-cell table:formula="of:=[$master.H6]" office:value-type="string" office:string-value="appleton">
            <text:p>appleton</text:p>
          </table:table-cell>
          <table:table-cell table:style-name="ce91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CONCATENATE([$master.B7];&quot; &quot;;[$master.C7])" office:value-type="string" office:string-value="Garret Jackson">
            <text:p>Garret Jackson</text:p>
          </table:table-cell>
          <table:table-cell table:formula="of:=[$master.H7]" office:value-type="string" office:string-value="appleton">
            <text:p>appleton</text:p>
          </table:table-cell>
          <table:table-cell table:style-name="ce91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Hank Baldwin">
            <text:p>Hank Baldwin</text:p>
          </table:table-cell>
          <table:table-cell table:formula="of:=[$master.H8]" office:value-type="string" office:string-value="appleton">
            <text:p>appleton</text:p>
          </table:table-cell>
          <table:table-cell table:style-name="ce91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Helen Randall">
            <text:p>Helen Randall</text:p>
          </table:table-cell>
          <table:table-cell table:formula="of:=[$master.H9]" office:value-type="string" office:string-value="appleton">
            <text:p>appleton</text:p>
          </table:table-cell>
          <table:table-cell table:style-name="ce91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Jacab Wood">
            <text:p>Jacab Wood</text:p>
          </table:table-cell>
          <table:table-cell table:formula="of:=[$master.H10]" office:value-type="string" office:string-value="appleton">
            <text:p>appleton</text:p>
          </table:table-cell>
          <table:table-cell table:style-name="ce91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James Period">
            <text:p>James Period</text:p>
          </table:table-cell>
          <table:table-cell table:formula="of:=[$master.H11]" office:value-type="string" office:string-value="appleton">
            <text:p>appleton</text:p>
          </table:table-cell>
          <table:table-cell table:style-name="ce91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Jennie Haddon">
            <text:p>Jennie Haddon</text:p>
          </table:table-cell>
          <table:table-cell table:formula="of:=[$master.H12]" office:value-type="string" office:string-value="appleton">
            <text:p>appleton</text:p>
          </table:table-cell>
          <table:table-cell table:style-name="ce91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Jennie Morse">
            <text:p>Jennie Morse</text:p>
          </table:table-cell>
          <table:table-cell table:formula="of:=[$master.H13]" office:value-type="string" office:string-value="appleton">
            <text:p>appleton</text:p>
          </table:table-cell>
          <table:table-cell table:style-name="ce91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John Sharp">
            <text:p>John Sharp</text:p>
          </table:table-cell>
          <table:table-cell table:formula="of:=[$master.H14]" office:value-type="string" office:string-value="appleton">
            <text:p>appleton</text:p>
          </table:table-cell>
          <table:table-cell table:style-name="ce91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Martha Baggert">
            <text:p>Martha Baggert</text:p>
          </table:table-cell>
          <table:table-cell table:formula="of:=[$master.H15]" office:value-type="string" office:string-value="appleton">
            <text:p>appleton</text:p>
          </table:table-cell>
          <table:table-cell table:style-name="ce91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Mary Nestor">
            <text:p>Mary Nestor</text:p>
          </table:table-cell>
          <table:table-cell table:formula="of:=[$master.H16]" office:value-type="string" office:string-value="appleton">
            <text:p>appleton</text:p>
          </table:table-cell>
          <table:table-cell table:style-name="ce91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Minnie Blair">
            <text:p>Minnie Blair</text:p>
          </table:table-cell>
          <table:table-cell table:formula="of:=[$master.H17]" office:value-type="string" office:string-value="appleton">
            <text:p>appleton</text:p>
          </table:table-cell>
          <table:table-cell table:style-name="ce91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Miquel DeLazes">
            <text:p>Miquel DeLazes</text:p>
          </table:table-cell>
          <table:table-cell table:formula="of:=[$master.H18]" office:value-type="string" office:string-value="appleton">
            <text:p>appleton</text:p>
          </table:table-cell>
          <table:table-cell table:style-name="ce91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Ned Newton">
            <text:p>Ned Newton</text:p>
          </table:table-cell>
          <table:table-cell table:formula="of:=[$master.H19]" office:value-type="string" office:string-value="appleton">
            <text:p>appleton</text:p>
          </table:table-cell>
          <table:table-cell table:style-name="ce91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Rad Sampson">
            <text:p>Rad Sampson</text:p>
          </table:table-cell>
          <table:table-cell table:formula="of:=[$master.H20]" office:value-type="string" office:string-value="appleton">
            <text:p>appleton</text:p>
          </table:table-cell>
          <table:table-cell table:style-name="ce91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Sarah Malloy">
            <text:p>Sarah Malloy</text:p>
          </table:table-cell>
          <table:table-cell table:formula="of:=[$master.H21]" office:value-type="string" office:string-value="appleton">
            <text:p>appleton</text:p>
          </table:table-cell>
          <table:table-cell table:style-name="ce91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Tom Swift">
            <text:p>Tom Swift</text:p>
          </table:table-cell>
          <table:table-cell table:formula="of:=[$master.H22]" office:value-type="string" office:string-value="appleton">
            <text:p>appleton</text:p>
          </table:table-cell>
          <table:table-cell table:style-name="ce91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Wakefield Damon">
            <text:p>Wakefield Damon</text:p>
          </table:table-cell>
          <table:table-cell table:formula="of:=[$master.H23]" office:value-type="string" office:string-value="appleton">
            <text:p>appleton</text:p>
          </table:table-cell>
          <table:table-cell table:style-name="ce91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William Crawford">
            <text:p>William Crawford</text:p>
          </table:table-cell>
          <table:table-cell table:formula="of:=[$master.H24]" office:value-type="string" office:string-value="appleton">
            <text:p>appleton</text:p>
          </table:table-cell>
          <table:table-cell table:style-name="ce91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51"/>
        </table:table-row>
        <table:table-row table:style-name="ro5" table:number-rows-repeated="1048552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ldap-People" table:style-name="ta5" table:print="false">
        <office:forms form:automatic-focus="false" form:apply-design-mode="false"/>
        <table:table-column table:style-name="co24" table:number-columns-repeated="5" table:default-cell-style-name="ce92"/>
        <table:table-column table:style-name="co24" table:number-columns-repeated="2" table:default-cell-style-name="Default"/>
        <table:table-column table:style-name="co34" table:default-cell-style-name="ce92"/>
        <table:table-column table:style-name="co35" table:default-cell-style-name="ce92"/>
        <table:table-column table:style-name="co36" table:number-columns-repeated="2" table:default-cell-style-name="ce92"/>
        <table:table-row table:style-name="ro2">
          <table:table-cell table:style-name="Default" office:value-type="string">
            <text:p>uid</text:p>
          </table:table-cell>
          <table:table-cell table:style-name="Default" office:value-type="string">
            <text:p>givenName</text:p>
          </table:table-cell>
          <table:table-cell table:style-name="Default" office:value-type="string">
            <text:p>sn</text:p>
          </table:table-cell>
          <table:table-cell table:style-name="Default" office:value-type="string">
            <text:p>cn</text:p>
          </table:table-cell>
          <table:table-cell table:style-name="Default" office:value-type="string">
            <text:p>userPassword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table:style-name="Default" office:value-type="string">
            <text:p>mail</text:p>
          </table:table-cell>
          <table:table-cell table:style-name="Default" office:value-type="string">
            <text:p>manager</text:p>
          </table:table-cell>
          <table:table-cell table:style-name="Default" office:value-type="string">
            <text:p>title</text:p>
          </table:table-cell>
          <table:table-cell table:style-name="Default" office:value-type="string">
            <text:p>signature</text:p>
          </table:table-cell>
        </table:table-row>
        <table:table-row table:style-name="ro5">
          <table:table-cell table:formula="of:=[master.G3]" office:value-type="string" office:string-value="bjenks">
            <text:p>bjenks</text:p>
          </table:table-cell>
          <table:table-cell table:formula="of:=[master.B3]" office:value-type="string" office:string-value="Barcoe">
            <text:p>Barcoe</text:p>
          </table:table-cell>
          <table:table-cell table:formula="of:=[master.C3]" office:value-type="string" office:string-value="Jenks">
            <text:p>Jenks</text:p>
          </table:table-cell>
          <table:table-cell table:formula="of:=CONCATENATE([master.B3]; &quot; &quot;;[master.C3])" office:value-type="string" office:string-value="Barcoe Jenks">
            <text:p>Barcoe Jenks</text:p>
          </table:table-cell>
          <table:table-cell table:formula="of:=[master.H3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3]" office:value-type="string" office:string-value="bjenks@whizzer.local">
            <text:p>bjenks@whizzer.local</text:p>
          </table:table-cell>
          <table:table-cell table:formula="of:=CONCATENATE(&quot;cn=&quot;;[master.Q3];&quot;,dc=scc,dc=org&quot;)" office:value-type="string" office:string-value="cn=Tom Swift,dc=scc,dc=org">
            <text:p>cn=Tom Swift,dc=scc,dc=org</text:p>
          </table:table-cell>
          <table:table-cell table:formula="of:=[master.M3]" office:value-type="string" office:string-value="Electronics Engineer">
            <text:p>Electronics Engineer</text:p>
          </table:table-cell>
          <table:table-cell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</table:table-row>
        <table:table-row table:style-name="ro5">
          <table:table-cell table:formula="of:=[master.G4]" office:value-type="string" office:string-value="bswift">
            <text:p>bswift</text:p>
          </table:table-cell>
          <table:table-cell table:formula="of:=[master.B4]" office:value-type="string" office:string-value="Barton">
            <text:p>Barton</text:p>
          </table:table-cell>
          <table:table-cell table:formula="of:=[master.C4]" office:value-type="string" office:string-value="Swift">
            <text:p>Swift</text:p>
          </table:table-cell>
          <table:table-cell table:formula="of:=CONCATENATE([master.B4]; &quot; &quot;;[master.C4])" office:value-type="string" office:string-value="Barton Swift">
            <text:p>Barton Swift</text:p>
          </table:table-cell>
          <table:table-cell table:formula="of:=[master.H4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4]" office:value-type="string" office:string-value="bswift@whizzer.local">
            <text:p>bswift@whizzer.local</text:p>
          </table:table-cell>
          <table:table-cell table:formula="of:=CONCATENATE(&quot;cn=&quot;;[master.Q4];&quot;,dc=scc,dc=org&quot;)" office:value-type="string" office:string-value="cn=,dc=scc,dc=org">
            <text:p>cn=,dc=scc,dc=org</text:p>
          </table:table-cell>
          <table:table-cell table:formula="of:=[master.M4]" office:value-type="string" office:string-value="President">
            <text:p>President</text:p>
          </table:table-cell>
          <table:table-cell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</table:table-row>
        <table:table-row table:style-name="ro5">
          <table:table-cell table:formula="of:=[master.G5]" office:value-type="string" office:string-value="barmstrong">
            <text:p>barmstrong</text:p>
          </table:table-cell>
          <table:table-cell table:formula="of:=[master.B5]" office:value-type="string" office:string-value="Bub">
            <text:p>Bub</text:p>
          </table:table-cell>
          <table:table-cell table:formula="of:=[master.C5]" office:value-type="string" office:string-value="Armstrong">
            <text:p>Armstrong</text:p>
          </table:table-cell>
          <table:table-cell table:formula="of:=CONCATENATE([master.B5]; &quot; &quot;;[master.C5])" office:value-type="string" office:string-value="Bub Armstrong">
            <text:p>Bub Armstrong</text:p>
          </table:table-cell>
          <table:table-cell table:formula="of:=[master.H5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5]" office:value-type="string" office:string-value="barmstrong@whizzer.local">
            <text:p>barmstrong@whizzer.local</text:p>
          </table:table-cell>
          <table:table-cell table:formula="of:=CONCATENATE(&quot;cn=&quot;;[master.Q5];&quot;,dc=scc,dc=org&quot;)" office:value-type="string" office:string-value="cn=Tom Swift,dc=scc,dc=org">
            <text:p>cn=Tom Swift,dc=scc,dc=org</text:p>
          </table:table-cell>
          <table:table-cell table:formula="of:=[master.M5]" office:value-type="string" office:string-value="Mechanical Engineer">
            <text:p>Mechanical Engineer</text:p>
          </table:table-cell>
          <table:table-cell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</table:table-row>
        <table:table-row table:style-name="ro5">
          <table:table-cell table:formula="of:=[master.G6]" office:value-type="string" office:string-value="fmason">
            <text:p>fmason</text:p>
          </table:table-cell>
          <table:table-cell table:formula="of:=[master.B6]" office:value-type="string" office:string-value="Frank">
            <text:p>Frank</text:p>
          </table:table-cell>
          <table:table-cell table:formula="of:=[master.C6]" office:value-type="string" office:string-value="Mason">
            <text:p>Mason</text:p>
          </table:table-cell>
          <table:table-cell table:formula="of:=CONCATENATE([master.B6]; &quot; &quot;;[master.C6])" office:value-type="string" office:string-value="Frank Mason">
            <text:p>Frank Mason</text:p>
          </table:table-cell>
          <table:table-cell table:formula="of:=[master.H6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6]" office:value-type="string" office:string-value="fmason@whizzer.local">
            <text:p>fmason@whizzer.local</text:p>
          </table:table-cell>
          <table:table-cell table:formula="of:=CONCATENATE(&quot;cn=&quot;;[master.Q6];&quot;,dc=scc,dc=org&quot;)" office:value-type="string" office:string-value="cn=Tom Swift,dc=scc,dc=org">
            <text:p>cn=Tom Swift,dc=scc,dc=org</text:p>
          </table:table-cell>
          <table:table-cell table:formula="of:=[master.M6]" office:value-type="string" office:string-value="Engineering Project Coordinator">
            <text:p>Engineering Project Coordinator</text:p>
          </table:table-cell>
          <table:table-cell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</table:table-row>
        <table:table-row table:style-name="ro5">
          <table:table-cell table:formula="of:=[master.G7]" office:value-type="string" office:string-value="gjackson">
            <text:p>gjackson</text:p>
          </table:table-cell>
          <table:table-cell table:formula="of:=[master.B7]" office:value-type="string" office:string-value="Garret">
            <text:p>Garret</text:p>
          </table:table-cell>
          <table:table-cell table:formula="of:=[master.C7]" office:value-type="string" office:string-value="Jackson">
            <text:p>Jackson</text:p>
          </table:table-cell>
          <table:table-cell table:formula="of:=CONCATENATE([master.B7]; &quot; &quot;;[master.C7])" office:value-type="string" office:string-value="Garret Jackson">
            <text:p>Garret Jackson</text:p>
          </table:table-cell>
          <table:table-cell table:formula="of:=[master.H7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7]" office:value-type="string" office:string-value="gjackson@whizzer.local">
            <text:p>gjackson@whizzer.local</text:p>
          </table:table-cell>
          <table:table-cell table:formula="of:=CONCATENATE(&quot;cn=&quot;;[master.Q7];&quot;,dc=scc,dc=org&quot;)" office:value-type="string" office:string-value="cn=Miguel DeLazes,dc=scc,dc=org">
            <text:p>cn=Miguel DeLazes,dc=scc,dc=org</text:p>
          </table:table-cell>
          <table:table-cell table:formula="of:=[master.M7]" office:value-type="string" office:string-value="Production Planner">
            <text:p>Production Planner</text:p>
          </table:table-cell>
          <table:table-cell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</table:table-row>
        <table:table-row table:style-name="ro5">
          <table:table-cell table:formula="of:=[master.G8]" office:value-type="string" office:string-value="hbaldwin">
            <text:p>hbaldwin</text:p>
          </table:table-cell>
          <table:table-cell table:formula="of:=[master.B8]" office:value-type="string" office:string-value="Hank">
            <text:p>Hank</text:p>
          </table:table-cell>
          <table:table-cell table:formula="of:=[master.C8]" office:value-type="string" office:string-value="Baldwin">
            <text:p>Baldwin</text:p>
          </table:table-cell>
          <table:table-cell table:formula="of:=CONCATENATE([master.B8]; &quot; &quot;;[master.C8])" office:value-type="string" office:string-value="Hank Baldwin">
            <text:p>Hank Baldwin</text:p>
          </table:table-cell>
          <table:table-cell table:formula="of:=[master.H8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8]" office:value-type="string" office:string-value="hbaldwin@whizzer.local">
            <text:p>hbaldwin@whizzer.local</text:p>
          </table:table-cell>
          <table:table-cell table:formula="of:=CONCATENATE(&quot;cn=&quot;;[master.Q8];&quot;,dc=scc,dc=org&quot;)" office:value-type="string" office:string-value="cn=Miguel DeLazes,dc=scc,dc=org">
            <text:p>cn=Miguel DeLazes,dc=scc,dc=org</text:p>
          </table:table-cell>
          <table:table-cell table:formula="of:=[master.M8]" office:value-type="string" office:string-value="Lead Hand">
            <text:p>Lead Hand</text:p>
          </table:table-cell>
          <table:table-cell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</table:table-row>
        <table:table-row table:style-name="ro5">
          <table:table-cell table:formula="of:=[master.G9]" office:value-type="string" office:string-value="hrandall">
            <text:p>hrandall</text:p>
          </table:table-cell>
          <table:table-cell table:formula="of:=[master.B9]" office:value-type="string" office:string-value="Helen">
            <text:p>Helen</text:p>
          </table:table-cell>
          <table:table-cell table:formula="of:=[master.C9]" office:value-type="string" office:string-value="Randall">
            <text:p>Randall</text:p>
          </table:table-cell>
          <table:table-cell table:formula="of:=CONCATENATE([master.B9]; &quot; &quot;;[master.C9])" office:value-type="string" office:string-value="Helen Randall">
            <text:p>Helen Randall</text:p>
          </table:table-cell>
          <table:table-cell table:formula="of:=[master.H9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9]" office:value-type="string" office:string-value="hrandall@whizzer.local">
            <text:p>hrandall@whizzer.local</text:p>
          </table:table-cell>
          <table:table-cell table:formula="of:=CONCATENATE(&quot;cn=&quot;;[master.Q9];&quot;,dc=scc,dc=org&quot;)" office:value-type="string" office:string-value="cn=Ned Newton,dc=scc,dc=org">
            <text:p>cn=Ned Newton,dc=scc,dc=org</text:p>
          </table:table-cell>
          <table:table-cell table:formula="of:=[master.M9]" office:value-type="string" office:string-value="AP Clerk">
            <text:p>AP Clerk</text:p>
          </table:table-cell>
          <table:table-cell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</table:table-row>
        <table:table-row table:style-name="ro5">
          <table:table-cell table:formula="of:=[master.G10]" office:value-type="string" office:string-value="jwood">
            <text:p>jwood</text:p>
          </table:table-cell>
          <table:table-cell table:formula="of:=[master.B10]" office:value-type="string" office:string-value="Jacab">
            <text:p>Jacab</text:p>
          </table:table-cell>
          <table:table-cell table:formula="of:=[master.C10]" office:value-type="string" office:string-value="Wood">
            <text:p>Wood</text:p>
          </table:table-cell>
          <table:table-cell table:formula="of:=CONCATENATE([master.B10]; &quot; &quot;;[master.C10])" office:value-type="string" office:string-value="Jacab Wood">
            <text:p>Jacab Wood</text:p>
          </table:table-cell>
          <table:table-cell table:formula="of:=[master.H10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10]" office:value-type="string" office:string-value="jwood@whizzer.local">
            <text:p>jwood@whizzer.local</text:p>
          </table:table-cell>
          <table:table-cell table:formula="of:=CONCATENATE(&quot;cn=&quot;;[master.Q10];&quot;,dc=scc,dc=org&quot;)" office:value-type="string" office:string-value="cn=James Period,dc=scc,dc=org">
            <text:p>cn=James Period,dc=scc,dc=org</text:p>
          </table:table-cell>
          <table:table-cell table:formula="of:=[master.M10]" office:value-type="string" office:string-value="Sales Agent">
            <text:p>Sales Agent</text:p>
          </table:table-cell>
          <table:table-cell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</table:table-row>
        <table:table-row table:style-name="ro5">
          <table:table-cell table:formula="of:=[master.G11]" office:value-type="string" office:string-value="jperiod">
            <text:p>jperiod</text:p>
          </table:table-cell>
          <table:table-cell table:formula="of:=[master.B11]" office:value-type="string" office:string-value="James">
            <text:p>James</text:p>
          </table:table-cell>
          <table:table-cell table:formula="of:=[master.C11]" office:value-type="string" office:string-value="Period">
            <text:p>Period</text:p>
          </table:table-cell>
          <table:table-cell table:formula="of:=CONCATENATE([master.B11]; &quot; &quot;;[master.C11])" office:value-type="string" office:string-value="James Period">
            <text:p>James Period</text:p>
          </table:table-cell>
          <table:table-cell table:formula="of:=[master.H11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11]" office:value-type="string" office:string-value="jperiod@whizzer.local">
            <text:p>jperiod@whizzer.local</text:p>
          </table:table-cell>
          <table:table-cell table:formula="of:=CONCATENATE(&quot;cn=&quot;;[master.Q11];&quot;,dc=scc,dc=org&quot;)" office:value-type="string" office:string-value="cn=Barton Swift,dc=scc,dc=org">
            <text:p>cn=Barton Swift,dc=scc,dc=org</text:p>
          </table:table-cell>
          <table:table-cell table:formula="of:=[master.M11]" office:value-type="string" office:string-value="Director, Sales &amp; Marketing">
            <text:p>Director, Sales &amp; Marketing</text:p>
          </table:table-cell>
          <table:table-cell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</table:table-row>
        <table:table-row table:style-name="ro5">
          <table:table-cell table:formula="of:=[master.G12]" office:value-type="string" office:string-value="jhaddon">
            <text:p>jhaddon</text:p>
          </table:table-cell>
          <table:table-cell table:formula="of:=[master.B12]" office:value-type="string" office:string-value="Jennie">
            <text:p>Jennie</text:p>
          </table:table-cell>
          <table:table-cell table:formula="of:=[master.C12]" office:value-type="string" office:string-value="Haddon">
            <text:p>Haddon</text:p>
          </table:table-cell>
          <table:table-cell table:formula="of:=CONCATENATE([master.B12]; &quot; &quot;;[master.C12])" office:value-type="string" office:string-value="Jennie Haddon">
            <text:p>Jennie Haddon</text:p>
          </table:table-cell>
          <table:table-cell table:formula="of:=[master.H12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12]" office:value-type="string" office:string-value="jhaddon@whizzer.local">
            <text:p>jhaddon@whizzer.local</text:p>
          </table:table-cell>
          <table:table-cell table:formula="of:=CONCATENATE(&quot;cn=&quot;;[master.Q12];&quot;,dc=scc,dc=org&quot;)" office:value-type="string" office:string-value="cn=Miguel DeLazes,dc=scc,dc=org">
            <text:p>cn=Miguel DeLazes,dc=scc,dc=org</text:p>
          </table:table-cell>
          <table:table-cell table:formula="of:=[master.M12]" office:value-type="string" office:string-value="Buyer">
            <text:p>Buyer</text:p>
          </table:table-cell>
          <table:table-cell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</table:table-row>
        <table:table-row table:style-name="ro5">
          <table:table-cell table:formula="of:=[master.G13]" office:value-type="string" office:string-value="jmorse">
            <text:p>jmorse</text:p>
          </table:table-cell>
          <table:table-cell table:formula="of:=[master.B13]" office:value-type="string" office:string-value="Jennie">
            <text:p>Jennie</text:p>
          </table:table-cell>
          <table:table-cell table:formula="of:=[master.C13]" office:value-type="string" office:string-value="Morse">
            <text:p>Morse</text:p>
          </table:table-cell>
          <table:table-cell table:formula="of:=CONCATENATE([master.B13]; &quot; &quot;;[master.C13])" office:value-type="string" office:string-value="Jennie Morse">
            <text:p>Jennie Morse</text:p>
          </table:table-cell>
          <table:table-cell table:formula="of:=[master.H13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13]" office:value-type="string" office:string-value="jmorse@whizzer.local">
            <text:p>jmorse@whizzer.local</text:p>
          </table:table-cell>
          <table:table-cell table:formula="of:=CONCATENATE(&quot;cn=&quot;;[master.Q13];&quot;,dc=scc,dc=org&quot;)" office:value-type="string" office:string-value="cn=Ned Newton,dc=scc,dc=org">
            <text:p>cn=Ned Newton,dc=scc,dc=org</text:p>
          </table:table-cell>
          <table:table-cell table:formula="of:=[master.M13]" office:value-type="string" office:string-value="AR Clerk">
            <text:p>AR Clerk</text:p>
          </table:table-cell>
          <table:table-cell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</table:table-row>
        <table:table-row table:style-name="ro5">
          <table:table-cell table:formula="of:=[master.G14]" office:value-type="string" office:string-value="jsharp">
            <text:p>jsharp</text:p>
          </table:table-cell>
          <table:table-cell table:formula="of:=[master.B14]" office:value-type="string" office:string-value="John">
            <text:p>John</text:p>
          </table:table-cell>
          <table:table-cell table:formula="of:=[master.C14]" office:value-type="string" office:string-value="Sharp">
            <text:p>Sharp</text:p>
          </table:table-cell>
          <table:table-cell table:formula="of:=CONCATENATE([master.B14]; &quot; &quot;;[master.C14])" office:value-type="string" office:string-value="John Sharp">
            <text:p>John Sharp</text:p>
          </table:table-cell>
          <table:table-cell table:formula="of:=[master.H14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14]" office:value-type="string" office:string-value="jsharp@whizzer.local">
            <text:p>jsharp@whizzer.local</text:p>
          </table:table-cell>
          <table:table-cell table:formula="of:=CONCATENATE(&quot;cn=&quot;;[master.Q14];&quot;,dc=scc,dc=org&quot;)" office:value-type="string" office:string-value="cn=Barton Swift,dc=scc,dc=org">
            <text:p>cn=Barton Swift,dc=scc,dc=org</text:p>
          </table:table-cell>
          <table:table-cell table:formula="of:=[master.M14]" office:value-type="string" office:string-value="Director, Prod Mgmt">
            <text:p>Director, Prod Mgmt</text:p>
          </table:table-cell>
          <table:table-cell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</table:table-row>
        <table:table-row table:style-name="ro5">
          <table:table-cell table:formula="of:=[master.G15]" office:value-type="string" office:string-value="mbaggert">
            <text:p>mbaggert</text:p>
          </table:table-cell>
          <table:table-cell table:formula="of:=[master.B15]" office:value-type="string" office:string-value="Martha">
            <text:p>Martha</text:p>
          </table:table-cell>
          <table:table-cell table:formula="of:=[master.C15]" office:value-type="string" office:string-value="Baggert">
            <text:p>Baggert</text:p>
          </table:table-cell>
          <table:table-cell table:formula="of:=CONCATENATE([master.B15]; &quot; &quot;;[master.C15])" office:value-type="string" office:string-value="Martha Baggert">
            <text:p>Martha Baggert</text:p>
          </table:table-cell>
          <table:table-cell table:formula="of:=[master.H15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15]" office:value-type="string" office:string-value="mbaggert@whizzer.local">
            <text:p>mbaggert@whizzer.local</text:p>
          </table:table-cell>
          <table:table-cell table:formula="of:=CONCATENATE(&quot;cn=&quot;;[master.Q15];&quot;,dc=scc,dc=org&quot;)" office:value-type="string" office:string-value="cn=Barton Swift,dc=scc,dc=org">
            <text:p>cn=Barton Swift,dc=scc,dc=org</text:p>
          </table:table-cell>
          <table:table-cell table:formula="of:=[master.M15]" office:value-type="string" office:string-value="Director, Human Resources">
            <text:p>Director, Human Resources</text:p>
          </table:table-cell>
          <table:table-cell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</table:table-row>
        <table:table-row table:style-name="ro5">
          <table:table-cell table:formula="of:=[master.G16]" office:value-type="string" office:string-value="mnestor">
            <text:p>mnestor</text:p>
          </table:table-cell>
          <table:table-cell table:formula="of:=[master.B16]" office:value-type="string" office:string-value="Mary">
            <text:p>Mary</text:p>
          </table:table-cell>
          <table:table-cell table:formula="of:=[master.C16]" office:value-type="string" office:string-value="Nestor">
            <text:p>Nestor</text:p>
          </table:table-cell>
          <table:table-cell table:formula="of:=CONCATENATE([master.B16]; &quot; &quot;;[master.C16])" office:value-type="string" office:string-value="Mary Nestor">
            <text:p>Mary Nestor</text:p>
          </table:table-cell>
          <table:table-cell table:formula="of:=[master.H16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16]" office:value-type="string" office:string-value="mnestor@whizzer.local">
            <text:p>mnestor@whizzer.local</text:p>
          </table:table-cell>
          <table:table-cell table:formula="of:=CONCATENATE(&quot;cn=&quot;;[master.Q16];&quot;,dc=scc,dc=org&quot;)" office:value-type="string" office:string-value="cn=Barton Swift,dc=scc,dc=org">
            <text:p>cn=Barton Swift,dc=scc,dc=org</text:p>
          </table:table-cell>
          <table:table-cell table:formula="of:=[master.M16]" office:value-type="string" office:string-value="Director, MIS-IT">
            <text:p>Director, MIS-IT</text:p>
          </table:table-cell>
          <table:table-cell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</table:table-row>
        <table:table-row table:style-name="ro5">
          <table:table-cell table:formula="of:=[master.G17]" office:value-type="string" office:string-value="mblair">
            <text:p>mblair</text:p>
          </table:table-cell>
          <table:table-cell table:formula="of:=[master.B17]" office:value-type="string" office:string-value="Minnie">
            <text:p>Minnie</text:p>
          </table:table-cell>
          <table:table-cell table:formula="of:=[master.C17]" office:value-type="string" office:string-value="Blair">
            <text:p>Blair</text:p>
          </table:table-cell>
          <table:table-cell table:formula="of:=CONCATENATE([master.B17]; &quot; &quot;;[master.C17])" office:value-type="string" office:string-value="Minnie Blair">
            <text:p>Minnie Blair</text:p>
          </table:table-cell>
          <table:table-cell table:formula="of:=[master.H17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17]" office:value-type="string" office:string-value="mblair@whizzer.local">
            <text:p>mblair@whizzer.local</text:p>
          </table:table-cell>
          <table:table-cell table:formula="of:=CONCATENATE(&quot;cn=&quot;;[master.Q17];&quot;,dc=scc,dc=org&quot;)" office:value-type="string" office:string-value="cn=Tom Swift,dc=scc,dc=org">
            <text:p>cn=Tom Swift,dc=scc,dc=org</text:p>
          </table:table-cell>
          <table:table-cell table:formula="of:=[master.M17]" office:value-type="string" office:string-value="Software Engineer">
            <text:p>Software Engineer</text:p>
          </table:table-cell>
          <table:table-cell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</table:table-row>
        <table:table-row table:style-name="ro5">
          <table:table-cell table:formula="of:=[master.G18]" office:value-type="string" office:string-value="mdelazes">
            <text:p>mdelazes</text:p>
          </table:table-cell>
          <table:table-cell table:formula="of:=[master.B18]" office:value-type="string" office:string-value="Miquel">
            <text:p>Miquel</text:p>
          </table:table-cell>
          <table:table-cell table:formula="of:=[master.C18]" office:value-type="string" office:string-value="DeLazes">
            <text:p>DeLazes</text:p>
          </table:table-cell>
          <table:table-cell table:formula="of:=CONCATENATE([master.B18]; &quot; &quot;;[master.C18])" office:value-type="string" office:string-value="Miquel DeLazes">
            <text:p>Miquel DeLazes</text:p>
          </table:table-cell>
          <table:table-cell table:formula="of:=[master.H18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18]" office:value-type="string" office:string-value="mdelazes@whizzer.local">
            <text:p>mdelazes@whizzer.local</text:p>
          </table:table-cell>
          <table:table-cell table:formula="of:=CONCATENATE(&quot;cn=&quot;;[master.Q18];&quot;,dc=scc,dc=org&quot;)" office:value-type="string" office:string-value="cn=Barton Swift,dc=scc,dc=org">
            <text:p>cn=Barton Swift,dc=scc,dc=org</text:p>
          </table:table-cell>
          <table:table-cell table:formula="of:=[master.M18]" office:value-type="string" office:string-value="Director, Manufacturing">
            <text:p>Director, Manufacturing</text:p>
          </table:table-cell>
          <table:table-cell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</table:table-row>
        <table:table-row table:style-name="ro5">
          <table:table-cell table:formula="of:=[master.G19]" office:value-type="string" office:string-value="nnewton">
            <text:p>nnewton</text:p>
          </table:table-cell>
          <table:table-cell table:formula="of:=[master.B19]" office:value-type="string" office:string-value="Ned">
            <text:p>Ned</text:p>
          </table:table-cell>
          <table:table-cell table:formula="of:=[master.C19]" office:value-type="string" office:string-value="Newton">
            <text:p>Newton</text:p>
          </table:table-cell>
          <table:table-cell table:formula="of:=CONCATENATE([master.B19]; &quot; &quot;;[master.C19])" office:value-type="string" office:string-value="Ned Newton">
            <text:p>Ned Newton</text:p>
          </table:table-cell>
          <table:table-cell table:formula="of:=[master.H19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19]" office:value-type="string" office:string-value="nnewton@whizzer.local">
            <text:p>nnewton@whizzer.local</text:p>
          </table:table-cell>
          <table:table-cell table:formula="of:=CONCATENATE(&quot;cn=&quot;;[master.Q19];&quot;,dc=scc,dc=org&quot;)" office:value-type="string" office:string-value="cn=Barton Swift,dc=scc,dc=org">
            <text:p>cn=Barton Swift,dc=scc,dc=org</text:p>
          </table:table-cell>
          <table:table-cell table:formula="of:=[master.M19]" office:value-type="string" office:string-value="Chief Financial Officer">
            <text:p>Chief Financial Officer</text:p>
          </table:table-cell>
          <table:table-cell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</table:table-row>
        <table:table-row table:style-name="ro5">
          <table:table-cell table:formula="of:=[master.G20]" office:value-type="string" office:string-value="rsampson">
            <text:p>rsampson</text:p>
          </table:table-cell>
          <table:table-cell table:formula="of:=[master.B20]" office:value-type="string" office:string-value="Rad">
            <text:p>Rad</text:p>
          </table:table-cell>
          <table:table-cell table:formula="of:=[master.C20]" office:value-type="string" office:string-value="Sampson">
            <text:p>Sampson</text:p>
          </table:table-cell>
          <table:table-cell table:formula="of:=CONCATENATE([master.B20]; &quot; &quot;;[master.C20])" office:value-type="string" office:string-value="Rad Sampson">
            <text:p>Rad Sampson</text:p>
          </table:table-cell>
          <table:table-cell table:formula="of:=[master.H20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20]" office:value-type="string" office:string-value="rsampson@whizzer.local">
            <text:p>rsampson@whizzer.local</text:p>
          </table:table-cell>
          <table:table-cell table:formula="of:=CONCATENATE(&quot;cn=&quot;;[master.Q20];&quot;,dc=scc,dc=org&quot;)" office:value-type="string" office:string-value="cn=Barton Swift,dc=scc,dc=org">
            <text:p>cn=Barton Swift,dc=scc,dc=org</text:p>
          </table:table-cell>
          <table:table-cell table:formula="of:=[master.M20]" office:value-type="string" office:string-value="Director, Quality">
            <text:p>Director, Quality</text:p>
          </table:table-cell>
          <table:table-cell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</table:table-row>
        <table:table-row table:style-name="ro5">
          <table:table-cell table:formula="of:=[master.G21]" office:value-type="string" office:string-value="smalloy">
            <text:p>smalloy</text:p>
          </table:table-cell>
          <table:table-cell table:formula="of:=[master.B21]" office:value-type="string" office:string-value="Sarah">
            <text:p>Sarah</text:p>
          </table:table-cell>
          <table:table-cell table:formula="of:=[master.C21]" office:value-type="string" office:string-value="Malloy">
            <text:p>Malloy</text:p>
          </table:table-cell>
          <table:table-cell table:formula="of:=CONCATENATE([master.B21]; &quot; &quot;;[master.C21])" office:value-type="string" office:string-value="Sarah Malloy">
            <text:p>Sarah Malloy</text:p>
          </table:table-cell>
          <table:table-cell table:formula="of:=[master.H21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21]" office:value-type="string" office:string-value="smalloy@whizzer.local">
            <text:p>smalloy@whizzer.local</text:p>
          </table:table-cell>
          <table:table-cell table:formula="of:=CONCATENATE(&quot;cn=&quot;;[master.Q21];&quot;,dc=scc,dc=org&quot;)" office:value-type="string" office:string-value="cn=Miguel DeLazes,dc=scc,dc=org">
            <text:p>cn=Miguel DeLazes,dc=scc,dc=org</text:p>
          </table:table-cell>
          <table:table-cell table:formula="of:=[master.M21]" office:value-type="string" office:string-value="Receiver">
            <text:p>Receiver</text:p>
          </table:table-cell>
          <table:table-cell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</table:table-row>
        <table:table-row table:style-name="ro5">
          <table:table-cell table:formula="of:=[master.G22]" office:value-type="string" office:string-value="tswift">
            <text:p>tswift</text:p>
          </table:table-cell>
          <table:table-cell table:formula="of:=[master.B22]" office:value-type="string" office:string-value="Tom">
            <text:p>Tom</text:p>
          </table:table-cell>
          <table:table-cell table:formula="of:=[master.C22]" office:value-type="string" office:string-value="Swift">
            <text:p>Swift</text:p>
          </table:table-cell>
          <table:table-cell table:formula="of:=CONCATENATE([master.B22]; &quot; &quot;;[master.C22])" office:value-type="string" office:string-value="Tom Swift">
            <text:p>Tom Swift</text:p>
          </table:table-cell>
          <table:table-cell table:formula="of:=[master.H22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22]" office:value-type="string" office:string-value="tswift@whizzer.local">
            <text:p>tswift@whizzer.local</text:p>
          </table:table-cell>
          <table:table-cell table:formula="of:=CONCATENATE(&quot;cn=&quot;;[master.Q22];&quot;,dc=scc,dc=org&quot;)" office:value-type="string" office:string-value="cn=Barton Swift,dc=scc,dc=org">
            <text:p>cn=Barton Swift,dc=scc,dc=org</text:p>
          </table:table-cell>
          <table:table-cell table:formula="of:=[master.M22]" office:value-type="string" office:string-value="Director, Engineering">
            <text:p>Director, Engineering</text:p>
          </table:table-cell>
          <table:table-cell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</table:table-row>
        <table:table-row table:style-name="ro5">
          <table:table-cell table:formula="of:=[master.G23]" office:value-type="string" office:string-value="wdamon">
            <text:p>wdamon</text:p>
          </table:table-cell>
          <table:table-cell table:formula="of:=[master.B23]" office:value-type="string" office:string-value="Wakefield">
            <text:p>Wakefield</text:p>
          </table:table-cell>
          <table:table-cell table:formula="of:=[master.C23]" office:value-type="string" office:string-value="Damon">
            <text:p>Damon</text:p>
          </table:table-cell>
          <table:table-cell table:formula="of:=CONCATENATE([master.B23]; &quot; &quot;;[master.C23])" office:value-type="string" office:string-value="Wakefield Damon">
            <text:p>Wakefield Damon</text:p>
          </table:table-cell>
          <table:table-cell table:formula="of:=[master.H23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23]" office:value-type="string" office:string-value="wdamon@whizzer.local">
            <text:p>wdamon@whizzer.local</text:p>
          </table:table-cell>
          <table:table-cell table:formula="of:=CONCATENATE(&quot;cn=&quot;;[master.Q23];&quot;,dc=scc,dc=org&quot;)" office:value-type="string" office:string-value="cn=John Sharp,dc=scc,dc=org">
            <text:p>cn=John Sharp,dc=scc,dc=org</text:p>
          </table:table-cell>
          <table:table-cell table:formula="of:=[master.M23]" office:value-type="string" office:string-value="Technical Writer">
            <text:p>Technical Writer</text:p>
          </table:table-cell>
          <table:table-cell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</table:table-row>
        <table:table-row table:style-name="ro5">
          <table:table-cell table:formula="of:=[master.G24]" office:value-type="string" office:string-value="wcrawford">
            <text:p>wcrawford</text:p>
          </table:table-cell>
          <table:table-cell table:formula="of:=[master.B24]" office:value-type="string" office:string-value="William">
            <text:p>William</text:p>
          </table:table-cell>
          <table:table-cell table:formula="of:=[master.C24]" office:value-type="string" office:string-value="Crawford">
            <text:p>Crawford</text:p>
          </table:table-cell>
          <table:table-cell table:formula="of:=CONCATENATE([master.B24]; &quot; &quot;;[master.C24])" office:value-type="string" office:string-value="William Crawford">
            <text:p>William Crawford</text:p>
          </table:table-cell>
          <table:table-cell table:formula="of:=[master.H24]" office:value-type="string" office:string-value="appleton">
            <text:p>appleton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F24]" office:value-type="string" office:string-value="wcrawford@whizzer.local">
            <text:p>wcrawford@whizzer.local</text:p>
          </table:table-cell>
          <table:table-cell table:formula="of:=CONCATENATE(&quot;cn=&quot;;[master.Q24];&quot;,dc=scc,dc=org&quot;)" office:value-type="string" office:string-value="cn=Barton Swift,dc=scc,dc=org">
            <text:p>cn=Barton Swift,dc=scc,dc=org</text:p>
          </table:table-cell>
          <table:table-cell table:formula="of:=[master.M24]" office:value-type="string" office:string-value="Director, Legal">
            <text:p>Director, Legal</text:p>
          </table:table-cell>
          <table:table-cell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office:value-type="string">
            <text:p>ou</text:p>
          </table:table-cell>
          <table:table-cell table:style-name="Default" office:value-type="string">
            <text:p>People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named-expressions/>
      </table:table>
      <table:named-expressions>
        <table:named-expression table:name="_xlnm.Print_Area" table:base-cell-address="$master.$A$1" table:expression="NA()"/>
        <table:named-expression table:name="Print_Area_1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8/22/2014</text:date>, <text:time>18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le Scott</dc:creator>
    <dc:date>2014-08-22T18:44:06.61</dc:date>
    <meta:editing-cycles>7</meta:editing-cycles>
    <meta:editing-duration>PT1H20M55S</meta:editing-duration>
    <meta:generator>OpenOffice/4.1.0$Win32 OpenOffice.org_project/410m18$Build-9764</meta:generator>
    <meta:document-statistic meta:table-count="5" meta:cell-count="1410" meta:object-count="0"/>
  </office:meta>
</office:document-meta>
</file>